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0" calcext:value-type="float">
            <text:p>332000</text:p>
          </table:table-cell>
          <table:table-cell/>
          <table:table-cell table:formula="of:=[.B2]+[.C2]" office:value-type="float" office:value="332000" calcext:value-type="float">
            <text:p>332000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332.0 k" calcext:value-type="string">
            <text:p>3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0" calcext:value-type="float">
            <text:p>365000</text:p>
          </table:table-cell>
          <table:table-cell/>
          <table:table-cell table:formula="of:=[.B3]+[.C3]" office:value-type="float" office:value="365000" calcext:value-type="float">
            <text:p>365000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365.0 k" calcext:value-type="string">
            <text:p>3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0" calcext:value-type="float">
            <text:p>392000</text:p>
          </table:table-cell>
          <table:table-cell/>
          <table:table-cell table:formula="of:=[.B4]+[.C4]" office:value-type="float" office:value="392000" calcext:value-type="float">
            <text:p>392000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392.0 k" calcext:value-type="string">
            <text:p>39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00" calcext:value-type="float">
            <text:p>422000</text:p>
          </table:table-cell>
          <table:table-cell/>
          <table:table-cell table:formula="of:=[.B5]+[.C5]" office:value-type="float" office:value="422000" calcext:value-type="float">
            <text:p>422000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422.0 k" calcext:value-type="string">
            <text:p>4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4000" calcext:value-type="float">
            <text:p>464000</text:p>
          </table:table-cell>
          <table:table-cell/>
          <table:table-cell table:formula="of:=[.B6]+[.C6]" office:value-type="float" office:value="464000" calcext:value-type="float">
            <text:p>464000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464.0 k" calcext:value-type="string">
            <text:p>46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/>
          <table:table-cell table:formula="of:=[.B7]+[.C7]" office:value-type="float" office:value="499000" calcext:value-type="float">
            <text:p>499000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499.0 k" calcext:value-type="string">
            <text:p>49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00" calcext:value-type="float">
            <text:p>511000</text:p>
          </table:table-cell>
          <table:table-cell/>
          <table:table-cell table:formula="of:=[.B8]+[.C8]" office:value-type="float" office:value="511000" calcext:value-type="float">
            <text:p>511000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511.0 k" calcext:value-type="string">
            <text:p>5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9]+[.C9]" office:value-type="float" office:value="301" calcext:value-type="float">
            <text:p>301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B10]+[.C10]" office:value-type="float" office:value="332" calcext:value-type="float">
            <text:p>332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332.0" calcext:value-type="string">
            <text:p>3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B11]+[.C11]" office:value-type="float" office:value="348" calcext:value-type="float">
            <text:p>348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348.0" calcext:value-type="string">
            <text:p>34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B12]+[.C12]" office:value-type="float" office:value="383" calcext:value-type="float">
            <text:p>383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383.0" calcext:value-type="string">
            <text:p>38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B13]+[.C13]" office:value-type="float" office:value="422" calcext:value-type="float">
            <text:p>422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422.0" calcext:value-type="string">
            <text:p>4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B14]+[.C14]" office:value-type="float" office:value="475" calcext:value-type="float">
            <text:p>475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475.0" calcext:value-type="string">
            <text:p>4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B15]+[.C15]" office:value-type="float" office:value="10000" calcext:value-type="float">
            <text:p>10000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B16]+[.C16]" office:value-type="float" office:value="11000" calcext:value-type="float">
            <text:p>11000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[.B17]+[.C17]" office:value-type="float" office:value="12100" calcext:value-type="float">
            <text:p>12100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B18]+[.C18]" office:value-type="float" office:value="13000" calcext:value-type="float">
            <text:p>13000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[.B19]+[.C19]" office:value-type="float" office:value="15000" calcext:value-type="float">
            <text:p>15000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" calcext:value-type="float">
            <text:p>16200</text:p>
          </table:table-cell>
          <table:table-cell/>
          <table:table-cell table:formula="of:=[.B20]+[.C20]" office:value-type="float" office:value="16200" calcext:value-type="float">
            <text:p>16200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16.2 k" calcext:value-type="string">
            <text:p>1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1]+[.C21]" office:value-type="float" office:value="10" calcext:value-type="float">
            <text:p>10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B22]+[.C22]" office:value-type="float" office:value="11.3" calcext:value-type="float">
            <text:p>11.3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.1" calcext:value-type="float">
            <text:p>12.1</text:p>
          </table:table-cell>
          <table:table-cell/>
          <table:table-cell table:formula="of:=[.B23]+[.C23]" office:value-type="float" office:value="12.1" calcext:value-type="float">
            <text:p>12.1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12.1" calcext:value-type="string">
            <text:p>1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.3" calcext:value-type="float">
            <text:p>13.3</text:p>
          </table:table-cell>
          <table:table-cell/>
          <table:table-cell table:formula="of:=[.B24]+[.C24]" office:value-type="float" office:value="13.3" calcext:value-type="float">
            <text:p>13.3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13.3" calcext:value-type="string">
            <text:p>1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5]+[.C25]" office:value-type="float" office:value="15" calcext:value-type="float">
            <text:p>15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B26]+[.C26]" office:value-type="float" office:value="16.5" calcext:value-type="float">
            <text:p>16.5</text:p>
          </table:table-cell>
          <table:table-cell table:style-name="ce6" table:formula="of:=IF([.D26]&gt;=1000000; TEXT([.D26]/1000000; &quot;0.0#&quot;)&amp;&quot; M&quot;; IF([.D26]&gt;=1000; TEXT([.D26]/1000; &quot;0.0#&quot;)&amp;&quot; k&quot;;  IF([.D26]&gt;=1; TEXT([.D26]; &quot;0.0#&quot;);IF([.D26]&gt;=0.001; TEXT([.D26]*1000; &quot;0.0#&quot;)&amp;&quot; m&quot;; IF([.D26]&gt;=0.000001; TEXT([.D26]*1000000; &quot;0.0#&quot;)&amp;&quot; µ&quot;;IF([.D26]&gt;=0.000000001; TEXT([.D26]*1000000000; &quot;0.0#&quot;)&amp;&quot; n&quot;; IF([.D26]&gt;=0.000000000001; TEXT([.D26]*1000000000000; &quot;0.0#&quot;)&amp;&quot; p&quot;;TEXT([.D26]; &quot;0.0#&quot;))))))))" office:value-type="string" office:string-value="16.5" calcext:value-type="string">
            <text:p>16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B27]+[.C27]" office:value-type="float" office:value="18.2" calcext:value-type="float">
            <text:p>18.2</text:p>
          </table:table-cell>
          <table:table-cell table:style-name="ce6" table:formula="of:=IF([.D27]&gt;=1000000; TEXT([.D27]/1000000; &quot;0.0#&quot;)&amp;&quot; M&quot;; IF([.D27]&gt;=1000; TEXT([.D27]/1000; &quot;0.0#&quot;)&amp;&quot; k&quot;;  IF([.D27]&gt;=1; TEXT([.D27]; &quot;0.0#&quot;);IF([.D27]&gt;=0.001; TEXT([.D27]*1000; &quot;0.0#&quot;)&amp;&quot; m&quot;; IF([.D27]&gt;=0.000001; TEXT([.D27]*1000000; &quot;0.0#&quot;)&amp;&quot; µ&quot;;IF([.D27]&gt;=0.000000001; TEXT([.D27]*1000000000; &quot;0.0#&quot;)&amp;&quot; n&quot;; IF([.D27]&gt;=0.000000000001; TEXT([.D27]*1000000000000; &quot;0.0#&quot;)&amp;&quot; p&quot;;TEXT([.D27]; &quot;0.0#&quot;))))))))" office:value-type="string" office:string-value="18.2" calcext:value-type="string">
            <text:p>1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8]+[.C28]" office:value-type="float" office:value="20" calcext:value-type="float">
            <text:p>20</text:p>
          </table:table-cell>
          <table:table-cell table:style-name="ce6" table:formula="of:=IF([.D28]&gt;=1000000; TEXT([.D28]/1000000; &quot;0.0#&quot;)&amp;&quot; M&quot;; IF([.D28]&gt;=1000; TEXT([.D28]/1000; &quot;0.0#&quot;)&amp;&quot; k&quot;;  IF([.D28]&gt;=1; TEXT([.D28]; &quot;0.0#&quot;);IF([.D28]&gt;=0.001; TEXT([.D28]*1000; &quot;0.0#&quot;)&amp;&quot; m&quot;; IF([.D28]&gt;=0.000001; TEXT([.D28]*1000000; &quot;0.0#&quot;)&amp;&quot; µ&quot;;IF([.D28]&gt;=0.000000001; TEXT([.D28]*1000000000; &quot;0.0#&quot;)&amp;&quot; n&quot;; IF([.D28]&gt;=0.000000000001; TEXT([.D28]*1000000000000; &quot;0.0#&quot;)&amp;&quot; p&quot;;TEXT([.D28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[.B29]+[.C29]" office:value-type="float" office:value="22.1" calcext:value-type="float">
            <text:p>22.1</text:p>
          </table:table-cell>
          <table:table-cell table:style-name="ce6" table:formula="of:=IF([.D29]&gt;=1000000; TEXT([.D29]/1000000; &quot;0.0#&quot;)&amp;&quot; M&quot;; IF([.D29]&gt;=1000; TEXT([.D29]/1000; &quot;0.0#&quot;)&amp;&quot; k&quot;;  IF([.D29]&gt;=1; TEXT([.D29]; &quot;0.0#&quot;);IF([.D29]&gt;=0.001; TEXT([.D29]*1000; &quot;0.0#&quot;)&amp;&quot; m&quot;; IF([.D29]&gt;=0.000001; TEXT([.D29]*1000000; &quot;0.0#&quot;)&amp;&quot; µ&quot;;IF([.D29]&gt;=0.000000001; TEXT([.D29]*1000000000; &quot;0.0#&quot;)&amp;&quot; n&quot;; IF([.D29]&gt;=0.000000000001; TEXT([.D29]*1000000000000; &quot;0.0#&quot;)&amp;&quot; p&quot;;TEXT([.D29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.3" calcext:value-type="float">
            <text:p>24.3</text:p>
          </table:table-cell>
          <table:table-cell/>
          <table:table-cell table:formula="of:=[.B30]+[.C30]" office:value-type="float" office:value="24.3" calcext:value-type="float">
            <text:p>24.3</text:p>
          </table:table-cell>
          <table:table-cell table:style-name="ce6" table:formula="of:=IF([.D30]&gt;=1000000; TEXT([.D30]/1000000; &quot;0.0#&quot;)&amp;&quot; M&quot;; IF([.D30]&gt;=1000; TEXT([.D30]/1000; &quot;0.0#&quot;)&amp;&quot; k&quot;;  IF([.D30]&gt;=1; TEXT([.D30]; &quot;0.0#&quot;);IF([.D30]&gt;=0.001; TEXT([.D30]*1000; &quot;0.0#&quot;)&amp;&quot; m&quot;; IF([.D30]&gt;=0.000001; TEXT([.D30]*1000000; &quot;0.0#&quot;)&amp;&quot; µ&quot;;IF([.D30]&gt;=0.000000001; TEXT([.D30]*1000000000; &quot;0.0#&quot;)&amp;&quot; n&quot;; IF([.D30]&gt;=0.000000000001; TEXT([.D30]*1000000000000; &quot;0.0#&quot;)&amp;&quot; p&quot;;TEXT([.D30]; &quot;0.0#&quot;))))))))" office:value-type="string" office:string-value="24.3" calcext:value-type="string">
            <text:p>2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/>
          <table:table-cell table:formula="of:=[.B31]+[.C31]" office:value-type="float" office:value="26.1" calcext:value-type="float">
            <text:p>26.1</text:p>
          </table:table-cell>
          <table:table-cell table:style-name="ce6" table:formula="of:=IF([.D31]&gt;=1000000; TEXT([.D31]/1000000; &quot;0.0#&quot;)&amp;&quot; M&quot;; IF([.D31]&gt;=1000; TEXT([.D31]/1000; &quot;0.0#&quot;)&amp;&quot; k&quot;;  IF([.D31]&gt;=1; TEXT([.D31]; &quot;0.0#&quot;);IF([.D31]&gt;=0.001; TEXT([.D31]*1000; &quot;0.0#&quot;)&amp;&quot; m&quot;; IF([.D31]&gt;=0.000001; TEXT([.D31]*1000000; &quot;0.0#&quot;)&amp;&quot; µ&quot;;IF([.D31]&gt;=0.000000001; TEXT([.D31]*1000000000; &quot;0.0#&quot;)&amp;&quot; n&quot;; IF([.D31]&gt;=0.000000000001; TEXT([.D31]*1000000000000; &quot;0.0#&quot;)&amp;&quot; p&quot;;TEXT([.D31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/>
          <table:table-cell table:formula="of:=[.B32]+[.C32]" office:value-type="float" office:value="28.7" calcext:value-type="float">
            <text:p>28.7</text:p>
          </table:table-cell>
          <table:table-cell table:style-name="ce6" table:formula="of:=IF([.D32]&gt;=1000000; TEXT([.D32]/1000000; &quot;0.0#&quot;)&amp;&quot; M&quot;; IF([.D32]&gt;=1000; TEXT([.D32]/1000; &quot;0.0#&quot;)&amp;&quot; k&quot;;  IF([.D32]&gt;=1; TEXT([.D32]; &quot;0.0#&quot;);IF([.D32]&gt;=0.001; TEXT([.D32]*1000; &quot;0.0#&quot;)&amp;&quot; m&quot;; IF([.D32]&gt;=0.000001; TEXT([.D32]*1000000; &quot;0.0#&quot;)&amp;&quot; µ&quot;;IF([.D32]&gt;=0.000000001; TEXT([.D32]*1000000000; &quot;0.0#&quot;)&amp;&quot; n&quot;; IF([.D32]&gt;=0.000000000001; TEXT([.D32]*1000000000000; &quot;0.0#&quot;)&amp;&quot; p&quot;;TEXT([.D32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[.B33]+[.C33]" office:value-type="float" office:value="511" calcext:value-type="float">
            <text:p>511</text:p>
          </table:table-cell>
          <table:table-cell table:style-name="ce6" table:formula="of:=IF([.D33]&gt;=1000000; TEXT([.D33]/1000000; &quot;0.0#&quot;)&amp;&quot; M&quot;; IF([.D33]&gt;=1000; TEXT([.D33]/1000; &quot;0.0#&quot;)&amp;&quot; k&quot;;  IF([.D33]&gt;=1; TEXT([.D33]; &quot;0.0#&quot;);IF([.D33]&gt;=0.001; TEXT([.D33]*1000; &quot;0.0#&quot;)&amp;&quot; m&quot;; IF([.D33]&gt;=0.000001; TEXT([.D33]*1000000; &quot;0.0#&quot;)&amp;&quot; µ&quot;;IF([.D33]&gt;=0.000000001; TEXT([.D33]*1000000000; &quot;0.0#&quot;)&amp;&quot; n&quot;; IF([.D33]&gt;=0.000000000001; TEXT([.D33]*1000000000000; &quot;0.0#&quot;)&amp;&quot; p&quot;;TEXT([.D33]; &quot;0.0#&quot;))))))))" office:value-type="string" office:string-value="511.0" calcext:value-type="string">
            <text:p>5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B34]+[.C34]" office:value-type="float" office:value="549" calcext:value-type="float">
            <text:p>549</text:p>
          </table:table-cell>
          <table:table-cell table:style-name="ce6" table:formula="of:=IF([.D34]&gt;=1000000; TEXT([.D34]/1000000; &quot;0.0#&quot;)&amp;&quot; M&quot;; IF([.D34]&gt;=1000; TEXT([.D34]/1000; &quot;0.0#&quot;)&amp;&quot; k&quot;;  IF([.D34]&gt;=1; TEXT([.D34]; &quot;0.0#&quot;);IF([.D34]&gt;=0.001; TEXT([.D34]*1000; &quot;0.0#&quot;)&amp;&quot; m&quot;; IF([.D34]&gt;=0.000001; TEXT([.D34]*1000000; &quot;0.0#&quot;)&amp;&quot; µ&quot;;IF([.D34]&gt;=0.000000001; TEXT([.D34]*1000000000; &quot;0.0#&quot;)&amp;&quot; n&quot;; IF([.D34]&gt;=0.000000000001; TEXT([.D34]*1000000000000; &quot;0.0#&quot;)&amp;&quot; p&quot;;TEXT([.D34]; &quot;0.0#&quot;))))))))" office:value-type="string" office:string-value="549.0" calcext:value-type="string">
            <text:p>54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B35]+[.C35]" office:value-type="float" office:value="604" calcext:value-type="float">
            <text:p>604</text:p>
          </table:table-cell>
          <table:table-cell table:style-name="ce6" table:formula="of:=IF([.D35]&gt;=1000000; TEXT([.D35]/1000000; &quot;0.0#&quot;)&amp;&quot; M&quot;; IF([.D35]&gt;=1000; TEXT([.D35]/1000; &quot;0.0#&quot;)&amp;&quot; k&quot;;  IF([.D35]&gt;=1; TEXT([.D35]; &quot;0.0#&quot;);IF([.D35]&gt;=0.001; TEXT([.D35]*1000; &quot;0.0#&quot;)&amp;&quot; m&quot;; IF([.D35]&gt;=0.000001; TEXT([.D35]*1000000; &quot;0.0#&quot;)&amp;&quot; µ&quot;;IF([.D35]&gt;=0.000000001; TEXT([.D35]*1000000000; &quot;0.0#&quot;)&amp;&quot; n&quot;; IF([.D35]&gt;=0.000000000001; TEXT([.D35]*1000000000000; &quot;0.0#&quot;)&amp;&quot; p&quot;;TEXT([.D35]; &quot;0.0#&quot;))))))))" office:value-type="string" office:string-value="604.0" calcext:value-type="string">
            <text:p>60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B36]+[.C36]" office:value-type="float" office:value="681" calcext:value-type="float">
            <text:p>681</text:p>
          </table:table-cell>
          <table:table-cell table:style-name="ce6" table:formula="of:=IF([.D36]&gt;=1000000; TEXT([.D36]/1000000; &quot;0.0#&quot;)&amp;&quot; M&quot;; IF([.D36]&gt;=1000; TEXT([.D36]/1000; &quot;0.0#&quot;)&amp;&quot; k&quot;;  IF([.D36]&gt;=1; TEXT([.D36]; &quot;0.0#&quot;);IF([.D36]&gt;=0.001; TEXT([.D36]*1000; &quot;0.0#&quot;)&amp;&quot; m&quot;; IF([.D36]&gt;=0.000001; TEXT([.D36]*1000000; &quot;0.0#&quot;)&amp;&quot; µ&quot;;IF([.D36]&gt;=0.000000001; TEXT([.D36]*1000000000; &quot;0.0#&quot;)&amp;&quot; n&quot;; IF([.D36]&gt;=0.000000000001; TEXT([.D36]*1000000000000; &quot;0.0#&quot;)&amp;&quot; p&quot;;TEXT([.D36]; &quot;0.0#&quot;))))))))" office:value-type="string" office:string-value="681.0" calcext:value-type="string">
            <text:p>68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B37]+[.C37]" office:value-type="float" office:value="750" calcext:value-type="float">
            <text:p>750</text:p>
          </table:table-cell>
          <table:table-cell table:style-name="ce6" table:formula="of:=IF([.D37]&gt;=1000000; TEXT([.D37]/1000000; &quot;0.0#&quot;)&amp;&quot; M&quot;; IF([.D37]&gt;=1000; TEXT([.D37]/1000; &quot;0.0#&quot;)&amp;&quot; k&quot;;  IF([.D37]&gt;=1; TEXT([.D37]; &quot;0.0#&quot;);IF([.D37]&gt;=0.001; TEXT([.D37]*1000; &quot;0.0#&quot;)&amp;&quot; m&quot;; IF([.D37]&gt;=0.000001; TEXT([.D37]*1000000; &quot;0.0#&quot;)&amp;&quot; µ&quot;;IF([.D37]&gt;=0.000000001; TEXT([.D37]*1000000000; &quot;0.0#&quot;)&amp;&quot; n&quot;; IF([.D37]&gt;=0.000000000001; TEXT([.D37]*1000000000000; &quot;0.0#&quot;)&amp;&quot; p&quot;;TEXT([.D37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[.B38]+[.C38]" office:value-type="float" office:value="825" calcext:value-type="float">
            <text:p>825</text:p>
          </table:table-cell>
          <table:table-cell table:style-name="ce6" table:formula="of:=IF([.D38]&gt;=1000000; TEXT([.D38]/1000000; &quot;0.0#&quot;)&amp;&quot; M&quot;; IF([.D38]&gt;=1000; TEXT([.D38]/1000; &quot;0.0#&quot;)&amp;&quot; k&quot;;  IF([.D38]&gt;=1; TEXT([.D38]; &quot;0.0#&quot;);IF([.D38]&gt;=0.001; TEXT([.D38]*1000; &quot;0.0#&quot;)&amp;&quot; m&quot;; IF([.D38]&gt;=0.000001; TEXT([.D38]*1000000; &quot;0.0#&quot;)&amp;&quot; µ&quot;;IF([.D38]&gt;=0.000000001; TEXT([.D38]*1000000000; &quot;0.0#&quot;)&amp;&quot; n&quot;; IF([.D38]&gt;=0.000000000001; TEXT([.D38]*1000000000000; &quot;0.0#&quot;)&amp;&quot; p&quot;;TEXT([.D38]; &quot;0.0#&quot;))))))))" office:value-type="string" office:string-value="825.0" calcext:value-type="string">
            <text:p>82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0" calcext:value-type="float">
            <text:p>18200</text:p>
          </table:table-cell>
          <table:table-cell/>
          <table:table-cell table:formula="of:=[.B39]+[.C39]" office:value-type="float" office:value="18200" calcext:value-type="float">
            <text:p>18200</text:p>
          </table:table-cell>
          <table:table-cell table:style-name="ce6" table:formula="of:=IF([.D39]&gt;=1000000; TEXT([.D39]/1000000; &quot;0.0#&quot;)&amp;&quot; M&quot;; IF([.D39]&gt;=1000; TEXT([.D39]/1000; &quot;0.0#&quot;)&amp;&quot; k&quot;;  IF([.D39]&gt;=1; TEXT([.D39]; &quot;0.0#&quot;);IF([.D39]&gt;=0.001; TEXT([.D39]*1000; &quot;0.0#&quot;)&amp;&quot; m&quot;; IF([.D39]&gt;=0.000001; TEXT([.D39]*1000000; &quot;0.0#&quot;)&amp;&quot; µ&quot;;IF([.D39]&gt;=0.000000001; TEXT([.D39]*1000000000; &quot;0.0#&quot;)&amp;&quot; n&quot;; IF([.D39]&gt;=0.000000000001; TEXT([.D39]*1000000000000; &quot;0.0#&quot;)&amp;&quot; p&quot;;TEXT([.D39]; &quot;0.0#&quot;))))))))" office:value-type="string" office:string-value="18.2 k" calcext:value-type="string">
            <text:p>1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B40]+[.C40]" office:value-type="float" office:value="20000" calcext:value-type="float">
            <text:p>20000</text:p>
          </table:table-cell>
          <table:table-cell table:style-name="ce6" table:formula="of:=IF([.D40]&gt;=1000000; TEXT([.D40]/1000000; &quot;0.0#&quot;)&amp;&quot; M&quot;; IF([.D40]&gt;=1000; TEXT([.D40]/1000; &quot;0.0#&quot;)&amp;&quot; k&quot;;  IF([.D40]&gt;=1; TEXT([.D40]; &quot;0.0#&quot;);IF([.D40]&gt;=0.001; TEXT([.D40]*1000; &quot;0.0#&quot;)&amp;&quot; m&quot;; IF([.D40]&gt;=0.000001; TEXT([.D40]*1000000; &quot;0.0#&quot;)&amp;&quot; µ&quot;;IF([.D40]&gt;=0.000000001; TEXT([.D40]*1000000000; &quot;0.0#&quot;)&amp;&quot; n&quot;; IF([.D40]&gt;=0.000000000001; TEXT([.D40]*1000000000000; &quot;0.0#&quot;)&amp;&quot; p&quot;;TEXT([.D40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/>
          <table:table-cell table:formula="of:=[.B41]+[.C41]" office:value-type="float" office:value="22100" calcext:value-type="float">
            <text:p>22100</text:p>
          </table:table-cell>
          <table:table-cell table:style-name="ce6" table:formula="of:=IF([.D41]&gt;=1000000; TEXT([.D41]/1000000; &quot;0.0#&quot;)&amp;&quot; M&quot;; IF([.D41]&gt;=1000; TEXT([.D41]/1000; &quot;0.0#&quot;)&amp;&quot; k&quot;;  IF([.D41]&gt;=1; TEXT([.D41]; &quot;0.0#&quot;);IF([.D41]&gt;=0.001; TEXT([.D41]*1000; &quot;0.0#&quot;)&amp;&quot; m&quot;; IF([.D41]&gt;=0.000001; TEXT([.D41]*1000000; &quot;0.0#&quot;)&amp;&quot; µ&quot;;IF([.D41]&gt;=0.000000001; TEXT([.D41]*1000000000; &quot;0.0#&quot;)&amp;&quot; n&quot;; IF([.D41]&gt;=0.000000000001; TEXT([.D41]*1000000000000; &quot;0.0#&quot;)&amp;&quot; p&quot;;TEXT([.D41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" calcext:value-type="float">
            <text:p>23700</text:p>
          </table:table-cell>
          <table:table-cell/>
          <table:table-cell table:formula="of:=[.B42]+[.C42]" office:value-type="float" office:value="23700" calcext:value-type="float">
            <text:p>23700</text:p>
          </table:table-cell>
          <table:table-cell table:style-name="ce6" table:formula="of:=IF([.D42]&gt;=1000000; TEXT([.D42]/1000000; &quot;0.0#&quot;)&amp;&quot; M&quot;; IF([.D42]&gt;=1000; TEXT([.D42]/1000; &quot;0.0#&quot;)&amp;&quot; k&quot;;  IF([.D42]&gt;=1; TEXT([.D42]; &quot;0.0#&quot;);IF([.D42]&gt;=0.001; TEXT([.D42]*1000; &quot;0.0#&quot;)&amp;&quot; m&quot;; IF([.D42]&gt;=0.000001; TEXT([.D42]*1000000; &quot;0.0#&quot;)&amp;&quot; µ&quot;;IF([.D42]&gt;=0.000000001; TEXT([.D42]*1000000000; &quot;0.0#&quot;)&amp;&quot; n&quot;; IF([.D42]&gt;=0.000000000001; TEXT([.D42]*1000000000000; &quot;0.0#&quot;)&amp;&quot; p&quot;;TEXT([.D42]; &quot;0.0#&quot;))))))))" office:value-type="string" office:string-value="23.7 k" calcext:value-type="string">
            <text:p>23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/>
          <table:table-cell table:formula="of:=[.B43]+[.C43]" office:value-type="float" office:value="27400" calcext:value-type="float">
            <text:p>27400</text:p>
          </table:table-cell>
          <table:table-cell table:style-name="ce6" table:formula="of:=IF([.D43]&gt;=1000000; TEXT([.D43]/1000000; &quot;0.0#&quot;)&amp;&quot; M&quot;; IF([.D43]&gt;=1000; TEXT([.D43]/1000; &quot;0.0#&quot;)&amp;&quot; k&quot;;  IF([.D43]&gt;=1; TEXT([.D43]; &quot;0.0#&quot;);IF([.D43]&gt;=0.001; TEXT([.D43]*1000; &quot;0.0#&quot;)&amp;&quot; m&quot;; IF([.D43]&gt;=0.000001; TEXT([.D43]*1000000; &quot;0.0#&quot;)&amp;&quot; µ&quot;;IF([.D43]&gt;=0.000000001; TEXT([.D43]*1000000000; &quot;0.0#&quot;)&amp;&quot; n&quot;; IF([.D43]&gt;=0.000000000001; TEXT([.D43]*1000000000000; &quot;0.0#&quot;)&amp;&quot; p&quot;;TEXT([.D43]; &quot;0.0#&quot;))))))))" office:value-type="string" office:string-value="27.4 k" calcext:value-type="string">
            <text:p>27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/>
          <table:table-cell table:formula="of:=[.B44]+[.C44]" office:value-type="float" office:value="30100" calcext:value-type="float">
            <text:p>30100</text:p>
          </table:table-cell>
          <table:table-cell table:style-name="ce6" table:formula="of:=IF([.D44]&gt;=1000000; TEXT([.D44]/1000000; &quot;0.0#&quot;)&amp;&quot; M&quot;; IF([.D44]&gt;=1000; TEXT([.D44]/1000; &quot;0.0#&quot;)&amp;&quot; k&quot;;  IF([.D44]&gt;=1; TEXT([.D44]; &quot;0.0#&quot;);IF([.D44]&gt;=0.001; TEXT([.D44]*1000; &quot;0.0#&quot;)&amp;&quot; m&quot;; IF([.D44]&gt;=0.000001; TEXT([.D44]*1000000; &quot;0.0#&quot;)&amp;&quot; µ&quot;;IF([.D44]&gt;=0.000000001; TEXT([.D44]*1000000000; &quot;0.0#&quot;)&amp;&quot; n&quot;; IF([.D44]&gt;=0.000000000001; TEXT([.D44]*1000000000000; &quot;0.0#&quot;)&amp;&quot; p&quot;;TEXT([.D44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6000" calcext:value-type="float">
            <text:p>536000</text:p>
          </table:table-cell>
          <table:table-cell/>
          <table:table-cell table:formula="of:=[.B45]+[.C45]" office:value-type="float" office:value="536000" calcext:value-type="float">
            <text:p>536000</text:p>
          </table:table-cell>
          <table:table-cell table:style-name="ce6" table:formula="of:=IF([.D45]&gt;=1000000; TEXT([.D45]/1000000; &quot;0.0#&quot;)&amp;&quot; M&quot;; IF([.D45]&gt;=1000; TEXT([.D45]/1000; &quot;0.0#&quot;)&amp;&quot; k&quot;;  IF([.D45]&gt;=1; TEXT([.D45]; &quot;0.0#&quot;);IF([.D45]&gt;=0.001; TEXT([.D45]*1000; &quot;0.0#&quot;)&amp;&quot; m&quot;; IF([.D45]&gt;=0.000001; TEXT([.D45]*1000000; &quot;0.0#&quot;)&amp;&quot; µ&quot;;IF([.D45]&gt;=0.000000001; TEXT([.D45]*1000000000; &quot;0.0#&quot;)&amp;&quot; n&quot;; IF([.D45]&gt;=0.000000000001; TEXT([.D45]*1000000000000; &quot;0.0#&quot;)&amp;&quot; p&quot;;TEXT([.D45]; &quot;0.0#&quot;))))))))" office:value-type="string" office:string-value="536.0 k" calcext:value-type="string">
            <text:p>5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0" calcext:value-type="float">
            <text:p>562000</text:p>
          </table:table-cell>
          <table:table-cell/>
          <table:table-cell table:formula="of:=[.B46]+[.C46]" office:value-type="float" office:value="562000" calcext:value-type="float">
            <text:p>562000</text:p>
          </table:table-cell>
          <table:table-cell table:style-name="ce6" table:formula="of:=IF([.D46]&gt;=1000000; TEXT([.D46]/1000000; &quot;0.0#&quot;)&amp;&quot; M&quot;; IF([.D46]&gt;=1000; TEXT([.D46]/1000; &quot;0.0#&quot;)&amp;&quot; k&quot;;  IF([.D46]&gt;=1; TEXT([.D46]; &quot;0.0#&quot;);IF([.D46]&gt;=0.001; TEXT([.D46]*1000; &quot;0.0#&quot;)&amp;&quot; m&quot;; IF([.D46]&gt;=0.000001; TEXT([.D46]*1000000; &quot;0.0#&quot;)&amp;&quot; µ&quot;;IF([.D46]&gt;=0.000000001; TEXT([.D46]*1000000000; &quot;0.0#&quot;)&amp;&quot; n&quot;; IF([.D46]&gt;=0.000000000001; TEXT([.D46]*1000000000000; &quot;0.0#&quot;)&amp;&quot; p&quot;;TEXT([.D46]; &quot;0.0#&quot;))))))))" office:value-type="string" office:string-value="562.0 k" calcext:value-type="string">
            <text:p>5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0" calcext:value-type="float">
            <text:p>619000</text:p>
          </table:table-cell>
          <table:table-cell/>
          <table:table-cell table:formula="of:=[.B47]+[.C47]" office:value-type="float" office:value="619000" calcext:value-type="float">
            <text:p>619000</text:p>
          </table:table-cell>
          <table:table-cell table:style-name="ce6" table:formula="of:=IF([.D47]&gt;=1000000; TEXT([.D47]/1000000; &quot;0.0#&quot;)&amp;&quot; M&quot;; IF([.D47]&gt;=1000; TEXT([.D47]/1000; &quot;0.0#&quot;)&amp;&quot; k&quot;;  IF([.D47]&gt;=1; TEXT([.D47]; &quot;0.0#&quot;);IF([.D47]&gt;=0.001; TEXT([.D47]*1000; &quot;0.0#&quot;)&amp;&quot; m&quot;; IF([.D47]&gt;=0.000001; TEXT([.D47]*1000000; &quot;0.0#&quot;)&amp;&quot; µ&quot;;IF([.D47]&gt;=0.000000001; TEXT([.D47]*1000000000; &quot;0.0#&quot;)&amp;&quot; n&quot;; IF([.D47]&gt;=0.000000000001; TEXT([.D47]*1000000000000; &quot;0.0#&quot;)&amp;&quot; p&quot;;TEXT([.D47]; &quot;0.0#&quot;))))))))" office:value-type="string" office:string-value="619.0 k" calcext:value-type="string">
            <text:p>61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" calcext:value-type="float">
            <text:p>649000</text:p>
          </table:table-cell>
          <table:table-cell/>
          <table:table-cell table:formula="of:=[.B48]+[.C48]" office:value-type="float" office:value="649000" calcext:value-type="float">
            <text:p>649000</text:p>
          </table:table-cell>
          <table:table-cell table:style-name="ce6" table:formula="of:=IF([.D48]&gt;=1000000; TEXT([.D48]/1000000; &quot;0.0#&quot;)&amp;&quot; M&quot;; IF([.D48]&gt;=1000; TEXT([.D48]/1000; &quot;0.0#&quot;)&amp;&quot; k&quot;;  IF([.D48]&gt;=1; TEXT([.D48]; &quot;0.0#&quot;);IF([.D48]&gt;=0.001; TEXT([.D48]*1000; &quot;0.0#&quot;)&amp;&quot; m&quot;; IF([.D48]&gt;=0.000001; TEXT([.D48]*1000000; &quot;0.0#&quot;)&amp;&quot; µ&quot;;IF([.D48]&gt;=0.000000001; TEXT([.D48]*1000000000; &quot;0.0#&quot;)&amp;&quot; n&quot;; IF([.D48]&gt;=0.000000000001; TEXT([.D48]*1000000000000; &quot;0.0#&quot;)&amp;&quot; p&quot;;TEXT([.D48]; &quot;0.0#&quot;))))))))" office:value-type="string" office:string-value="649.0 k" calcext:value-type="string">
            <text:p>6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0" calcext:value-type="float">
            <text:p>681000</text:p>
          </table:table-cell>
          <table:table-cell/>
          <table:table-cell table:formula="of:=[.B49]+[.C49]" office:value-type="float" office:value="681000" calcext:value-type="float">
            <text:p>681000</text:p>
          </table:table-cell>
          <table:table-cell table:style-name="ce6" table:formula="of:=IF([.D49]&gt;=1000000; TEXT([.D49]/1000000; &quot;0.0#&quot;)&amp;&quot; M&quot;; IF([.D49]&gt;=1000; TEXT([.D49]/1000; &quot;0.0#&quot;)&amp;&quot; k&quot;;  IF([.D49]&gt;=1; TEXT([.D49]; &quot;0.0#&quot;);IF([.D49]&gt;=0.001; TEXT([.D49]*1000; &quot;0.0#&quot;)&amp;&quot; m&quot;; IF([.D49]&gt;=0.000001; TEXT([.D49]*1000000; &quot;0.0#&quot;)&amp;&quot; µ&quot;;IF([.D49]&gt;=0.000000001; TEXT([.D49]*1000000000; &quot;0.0#&quot;)&amp;&quot; n&quot;; IF([.D49]&gt;=0.000000000001; TEXT([.D49]*1000000000000; &quot;0.0#&quot;)&amp;&quot; p&quot;;TEXT([.D49]; &quot;0.0#&quot;))))))))" office:value-type="string" office:string-value="681.0 k" calcext:value-type="string">
            <text:p>6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32000" calcext:value-type="float">
            <text:p>732000</text:p>
          </table:table-cell>
          <table:table-cell/>
          <table:table-cell table:formula="of:=[.B50]+[.C50]" office:value-type="float" office:value="732000" calcext:value-type="float">
            <text:p>732000</text:p>
          </table:table-cell>
          <table:table-cell table:style-name="ce6" table:formula="of:=IF([.D50]&gt;=1000000; TEXT([.D50]/1000000; &quot;0.0#&quot;)&amp;&quot; M&quot;; IF([.D50]&gt;=1000; TEXT([.D50]/1000; &quot;0.0#&quot;)&amp;&quot; k&quot;;  IF([.D50]&gt;=1; TEXT([.D50]; &quot;0.0#&quot;);IF([.D50]&gt;=0.001; TEXT([.D50]*1000; &quot;0.0#&quot;)&amp;&quot; m&quot;; IF([.D50]&gt;=0.000001; TEXT([.D50]*1000000; &quot;0.0#&quot;)&amp;&quot; µ&quot;;IF([.D50]&gt;=0.000000001; TEXT([.D50]*1000000000; &quot;0.0#&quot;)&amp;&quot; n&quot;; IF([.D50]&gt;=0.000000000001; TEXT([.D50]*1000000000000; &quot;0.0#&quot;)&amp;&quot; p&quot;;TEXT([.D50]; &quot;0.0#&quot;))))))))" office:value-type="string" office:string-value="732.0 k" calcext:value-type="string">
            <text:p>7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.2" calcext:value-type="float">
            <text:p>33.2</text:p>
          </table:table-cell>
          <table:table-cell/>
          <table:table-cell table:formula="of:=[.B51]+[.C51]" office:value-type="float" office:value="33.2" calcext:value-type="float">
            <text:p>33.2</text:p>
          </table:table-cell>
          <table:table-cell table:style-name="ce6" table:formula="of:=IF([.D51]&gt;=1000000; TEXT([.D51]/1000000; &quot;0.0#&quot;)&amp;&quot; M&quot;; IF([.D51]&gt;=1000; TEXT([.D51]/1000; &quot;0.0#&quot;)&amp;&quot; k&quot;;  IF([.D51]&gt;=1; TEXT([.D51]; &quot;0.0#&quot;);IF([.D51]&gt;=0.001; TEXT([.D51]*1000; &quot;0.0#&quot;)&amp;&quot; m&quot;; IF([.D51]&gt;=0.000001; TEXT([.D51]*1000000; &quot;0.0#&quot;)&amp;&quot; µ&quot;;IF([.D51]&gt;=0.000000001; TEXT([.D51]*1000000000; &quot;0.0#&quot;)&amp;&quot; n&quot;; IF([.D51]&gt;=0.000000000001; TEXT([.D51]*1000000000000; &quot;0.0#&quot;)&amp;&quot; p&quot;;TEXT([.D51]; &quot;0.0#&quot;))))))))" office:value-type="string" office:string-value="33.2" calcext:value-type="string">
            <text:p>3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5.7" calcext:value-type="float">
            <text:p>35.7</text:p>
          </table:table-cell>
          <table:table-cell/>
          <table:table-cell table:formula="of:=[.B52]+[.C52]" office:value-type="float" office:value="35.7" calcext:value-type="float">
            <text:p>35.7</text:p>
          </table:table-cell>
          <table:table-cell table:style-name="ce6" table:formula="of:=IF([.D52]&gt;=1000000; TEXT([.D52]/1000000; &quot;0.0#&quot;)&amp;&quot; M&quot;; IF([.D52]&gt;=1000; TEXT([.D52]/1000; &quot;0.0#&quot;)&amp;&quot; k&quot;;  IF([.D52]&gt;=1; TEXT([.D52]; &quot;0.0#&quot;);IF([.D52]&gt;=0.001; TEXT([.D52]*1000; &quot;0.0#&quot;)&amp;&quot; m&quot;; IF([.D52]&gt;=0.000001; TEXT([.D52]*1000000; &quot;0.0#&quot;)&amp;&quot; µ&quot;;IF([.D52]&gt;=0.000000001; TEXT([.D52]*1000000000; &quot;0.0#&quot;)&amp;&quot; n&quot;; IF([.D52]&gt;=0.000000000001; TEXT([.D52]*1000000000000; &quot;0.0#&quot;)&amp;&quot; p&quot;;TEXT([.D52]; &quot;0.0#&quot;))))))))" office:value-type="string" office:string-value="35.7" calcext:value-type="string">
            <text:p>35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.2" calcext:value-type="float">
            <text:p>39.2</text:p>
          </table:table-cell>
          <table:table-cell/>
          <table:table-cell table:formula="of:=[.B53]+[.C53]" office:value-type="float" office:value="39.2" calcext:value-type="float">
            <text:p>39.2</text:p>
          </table:table-cell>
          <table:table-cell table:style-name="ce6" table:formula="of:=IF([.D53]&gt;=1000000; TEXT([.D53]/1000000; &quot;0.0#&quot;)&amp;&quot; M&quot;; IF([.D53]&gt;=1000; TEXT([.D53]/1000; &quot;0.0#&quot;)&amp;&quot; k&quot;;  IF([.D53]&gt;=1; TEXT([.D53]; &quot;0.0#&quot;);IF([.D53]&gt;=0.001; TEXT([.D53]*1000; &quot;0.0#&quot;)&amp;&quot; m&quot;; IF([.D53]&gt;=0.000001; TEXT([.D53]*1000000; &quot;0.0#&quot;)&amp;&quot; µ&quot;;IF([.D53]&gt;=0.000000001; TEXT([.D53]*1000000000; &quot;0.0#&quot;)&amp;&quot; n&quot;; IF([.D53]&gt;=0.000000000001; TEXT([.D53]*1000000000000; &quot;0.0#&quot;)&amp;&quot; p&quot;;TEXT([.D53]; &quot;0.0#&quot;))))))))" office:value-type="string" office:string-value="39.2" calcext:value-type="string">
            <text:p>39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.2" calcext:value-type="float">
            <text:p>42.2</text:p>
          </table:table-cell>
          <table:table-cell/>
          <table:table-cell table:formula="of:=[.B54]+[.C54]" office:value-type="float" office:value="42.2" calcext:value-type="float">
            <text:p>42.2</text:p>
          </table:table-cell>
          <table:table-cell table:style-name="ce6" table:formula="of:=IF([.D54]&gt;=1000000; TEXT([.D54]/1000000; &quot;0.0#&quot;)&amp;&quot; M&quot;; IF([.D54]&gt;=1000; TEXT([.D54]/1000; &quot;0.0#&quot;)&amp;&quot; k&quot;;  IF([.D54]&gt;=1; TEXT([.D54]; &quot;0.0#&quot;);IF([.D54]&gt;=0.001; TEXT([.D54]*1000; &quot;0.0#&quot;)&amp;&quot; m&quot;; IF([.D54]&gt;=0.000001; TEXT([.D54]*1000000; &quot;0.0#&quot;)&amp;&quot; µ&quot;;IF([.D54]&gt;=0.000000001; TEXT([.D54]*1000000000; &quot;0.0#&quot;)&amp;&quot; n&quot;; IF([.D54]&gt;=0.000000000001; TEXT([.D54]*1000000000000; &quot;0.0#&quot;)&amp;&quot; p&quot;;TEXT([.D54]; &quot;0.0#&quot;))))))))" office:value-type="string" office:string-value="42.2" calcext:value-type="string">
            <text:p>4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.4" calcext:value-type="float">
            <text:p>46.4</text:p>
          </table:table-cell>
          <table:table-cell/>
          <table:table-cell table:formula="of:=[.B55]+[.C55]" office:value-type="float" office:value="46.4" calcext:value-type="float">
            <text:p>46.4</text:p>
          </table:table-cell>
          <table:table-cell table:style-name="ce6" table:formula="of:=IF([.D55]&gt;=1000000; TEXT([.D55]/1000000; &quot;0.0#&quot;)&amp;&quot; M&quot;; IF([.D55]&gt;=1000; TEXT([.D55]/1000; &quot;0.0#&quot;)&amp;&quot; k&quot;;  IF([.D55]&gt;=1; TEXT([.D55]; &quot;0.0#&quot;);IF([.D55]&gt;=0.001; TEXT([.D55]*1000; &quot;0.0#&quot;)&amp;&quot; m&quot;; IF([.D55]&gt;=0.000001; TEXT([.D55]*1000000; &quot;0.0#&quot;)&amp;&quot; µ&quot;;IF([.D55]&gt;=0.000000001; TEXT([.D55]*1000000000; &quot;0.0#&quot;)&amp;&quot; n&quot;; IF([.D55]&gt;=0.000000000001; TEXT([.D55]*1000000000000; &quot;0.0#&quot;)&amp;&quot; p&quot;;TEXT([.D55]; &quot;0.0#&quot;))))))))" office:value-type="string" office:string-value="46.4" calcext:value-type="string">
            <text:p>46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.1" calcext:value-type="float">
            <text:p>51.1</text:p>
          </table:table-cell>
          <table:table-cell/>
          <table:table-cell table:formula="of:=[.B56]+[.C56]" office:value-type="float" office:value="51.1" calcext:value-type="float">
            <text:p>51.1</text:p>
          </table:table-cell>
          <table:table-cell table:style-name="ce6" table:formula="of:=IF([.D56]&gt;=1000000; TEXT([.D56]/1000000; &quot;0.0#&quot;)&amp;&quot; M&quot;; IF([.D56]&gt;=1000; TEXT([.D56]/1000; &quot;0.0#&quot;)&amp;&quot; k&quot;;  IF([.D56]&gt;=1; TEXT([.D56]; &quot;0.0#&quot;);IF([.D56]&gt;=0.001; TEXT([.D56]*1000; &quot;0.0#&quot;)&amp;&quot; m&quot;; IF([.D56]&gt;=0.000001; TEXT([.D56]*1000000; &quot;0.0#&quot;)&amp;&quot; µ&quot;;IF([.D56]&gt;=0.000000001; TEXT([.D56]*1000000000; &quot;0.0#&quot;)&amp;&quot; n&quot;; IF([.D56]&gt;=0.000000000001; TEXT([.D56]*1000000000000; &quot;0.0#&quot;)&amp;&quot; p&quot;;TEXT([.D56]; &quot;0.0#&quot;))))))))" office:value-type="string" office:string-value="51.1" calcext:value-type="string">
            <text:p>5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" calcext:value-type="float">
            <text:p>1620</text:p>
          </table:table-cell>
          <table:table-cell/>
          <table:table-cell table:formula="of:=[.B57]+[.C57]" office:value-type="float" office:value="1620" calcext:value-type="float">
            <text:p>1620</text:p>
          </table:table-cell>
          <table:table-cell table:style-name="ce6" table:formula="of:=IF([.D57]&gt;=1000000; TEXT([.D57]/1000000; &quot;0.0#&quot;)&amp;&quot; M&quot;; IF([.D57]&gt;=1000; TEXT([.D57]/1000; &quot;0.0#&quot;)&amp;&quot; k&quot;;  IF([.D57]&gt;=1; TEXT([.D57]; &quot;0.0#&quot;);IF([.D57]&gt;=0.001; TEXT([.D57]*1000; &quot;0.0#&quot;)&amp;&quot; m&quot;; IF([.D57]&gt;=0.000001; TEXT([.D57]*1000000; &quot;0.0#&quot;)&amp;&quot; µ&quot;;IF([.D57]&gt;=0.000000001; TEXT([.D57]*1000000000; &quot;0.0#&quot;)&amp;&quot; n&quot;; IF([.D57]&gt;=0.000000000001; TEXT([.D57]*1000000000000; &quot;0.0#&quot;)&amp;&quot; p&quot;;TEXT([.D57]; &quot;0.0#&quot;))))))))" office:value-type="string" office:string-value="1.62 k" calcext:value-type="string">
            <text:p>1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/>
          <table:table-cell table:formula="of:=[.B58]+[.C58]" office:value-type="float" office:value="1820" calcext:value-type="float">
            <text:p>1820</text:p>
          </table:table-cell>
          <table:table-cell table:style-name="ce6" table:formula="of:=IF([.D58]&gt;=1000000; TEXT([.D58]/1000000; &quot;0.0#&quot;)&amp;&quot; M&quot;; IF([.D58]&gt;=1000; TEXT([.D58]/1000; &quot;0.0#&quot;)&amp;&quot; k&quot;;  IF([.D58]&gt;=1; TEXT([.D58]; &quot;0.0#&quot;);IF([.D58]&gt;=0.001; TEXT([.D58]*1000; &quot;0.0#&quot;)&amp;&quot; m&quot;; IF([.D58]&gt;=0.000001; TEXT([.D58]*1000000; &quot;0.0#&quot;)&amp;&quot; µ&quot;;IF([.D58]&gt;=0.000000001; TEXT([.D58]*1000000000; &quot;0.0#&quot;)&amp;&quot; n&quot;; IF([.D58]&gt;=0.000000000001; TEXT([.D58]*1000000000000; &quot;0.0#&quot;)&amp;&quot; p&quot;;TEXT([.D58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B59]+[.C59]" office:value-type="float" office:value="2000" calcext:value-type="float">
            <text:p>2000</text:p>
          </table:table-cell>
          <table:table-cell table:style-name="ce6" table:formula="of:=IF([.D59]&gt;=1000000; TEXT([.D59]/1000000; &quot;0.0#&quot;)&amp;&quot; M&quot;; IF([.D59]&gt;=1000; TEXT([.D59]/1000; &quot;0.0#&quot;)&amp;&quot; k&quot;;  IF([.D59]&gt;=1; TEXT([.D59]; &quot;0.0#&quot;);IF([.D59]&gt;=0.001; TEXT([.D59]*1000; &quot;0.0#&quot;)&amp;&quot; m&quot;; IF([.D59]&gt;=0.000001; TEXT([.D59]*1000000; &quot;0.0#&quot;)&amp;&quot; µ&quot;;IF([.D59]&gt;=0.000000001; TEXT([.D59]*1000000000; &quot;0.0#&quot;)&amp;&quot; n&quot;; IF([.D59]&gt;=0.000000000001; TEXT([.D59]*1000000000000; &quot;0.0#&quot;)&amp;&quot; p&quot;;TEXT([.D59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/>
          <table:table-cell table:formula="of:=[.B60]+[.C60]" office:value-type="float" office:value="2210" calcext:value-type="float">
            <text:p>2210</text:p>
          </table:table-cell>
          <table:table-cell table:style-name="ce6" table:formula="of:=IF([.D60]&gt;=1000000; TEXT([.D60]/1000000; &quot;0.0#&quot;)&amp;&quot; M&quot;; IF([.D60]&gt;=1000; TEXT([.D60]/1000; &quot;0.0#&quot;)&amp;&quot; k&quot;;  IF([.D60]&gt;=1; TEXT([.D60]; &quot;0.0#&quot;);IF([.D60]&gt;=0.001; TEXT([.D60]*1000; &quot;0.0#&quot;)&amp;&quot; m&quot;; IF([.D60]&gt;=0.000001; TEXT([.D60]*1000000; &quot;0.0#&quot;)&amp;&quot; µ&quot;;IF([.D60]&gt;=0.000000001; TEXT([.D60]*1000000000; &quot;0.0#&quot;)&amp;&quot; n&quot;; IF([.D60]&gt;=0.000000000001; TEXT([.D60]*1000000000000; &quot;0.0#&quot;)&amp;&quot; p&quot;;TEXT([.D60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" calcext:value-type="float">
            <text:p>2370</text:p>
          </table:table-cell>
          <table:table-cell/>
          <table:table-cell table:formula="of:=[.B61]+[.C61]" office:value-type="float" office:value="2370" calcext:value-type="float">
            <text:p>2370</text:p>
          </table:table-cell>
          <table:table-cell table:style-name="ce6" table:formula="of:=IF([.D61]&gt;=1000000; TEXT([.D61]/1000000; &quot;0.0#&quot;)&amp;&quot; M&quot;; IF([.D61]&gt;=1000; TEXT([.D61]/1000; &quot;0.0#&quot;)&amp;&quot; k&quot;;  IF([.D61]&gt;=1; TEXT([.D61]; &quot;0.0#&quot;);IF([.D61]&gt;=0.001; TEXT([.D61]*1000; &quot;0.0#&quot;)&amp;&quot; m&quot;; IF([.D61]&gt;=0.000001; TEXT([.D61]*1000000; &quot;0.0#&quot;)&amp;&quot; µ&quot;;IF([.D61]&gt;=0.000000001; TEXT([.D61]*1000000000; &quot;0.0#&quot;)&amp;&quot; n&quot;; IF([.D61]&gt;=0.000000000001; TEXT([.D61]*1000000000000; &quot;0.0#&quot;)&amp;&quot; p&quot;;TEXT([.D61]; &quot;0.0#&quot;))))))))" office:value-type="string" office:string-value="2.37 k" calcext:value-type="string">
            <text:p>2.3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[.B62]+[.C62]" office:value-type="float" office:value="2670" calcext:value-type="float">
            <text:p>2670</text:p>
          </table:table-cell>
          <table:table-cell table:style-name="ce6" table:formula="of:=IF([.D62]&gt;=1000000; TEXT([.D62]/1000000; &quot;0.0#&quot;)&amp;&quot; M&quot;; IF([.D62]&gt;=1000; TEXT([.D62]/1000; &quot;0.0#&quot;)&amp;&quot; k&quot;;  IF([.D62]&gt;=1; TEXT([.D62]; &quot;0.0#&quot;);IF([.D62]&gt;=0.001; TEXT([.D62]*1000; &quot;0.0#&quot;)&amp;&quot; m&quot;; IF([.D62]&gt;=0.000001; TEXT([.D62]*1000000; &quot;0.0#&quot;)&amp;&quot; µ&quot;;IF([.D62]&gt;=0.000000001; TEXT([.D62]*1000000000; &quot;0.0#&quot;)&amp;&quot; n&quot;; IF([.D62]&gt;=0.000000000001; TEXT([.D62]*1000000000000; &quot;0.0#&quot;)&amp;&quot; p&quot;;TEXT([.D62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/>
          <table:table-cell table:formula="of:=[.B63]+[.C63]" office:value-type="float" office:value="33200" calcext:value-type="float">
            <text:p>33200</text:p>
          </table:table-cell>
          <table:table-cell table:style-name="ce6" table:formula="of:=IF([.D63]&gt;=1000000; TEXT([.D63]/1000000; &quot;0.0#&quot;)&amp;&quot; M&quot;; IF([.D63]&gt;=1000; TEXT([.D63]/1000; &quot;0.0#&quot;)&amp;&quot; k&quot;;  IF([.D63]&gt;=1; TEXT([.D63]; &quot;0.0#&quot;);IF([.D63]&gt;=0.001; TEXT([.D63]*1000; &quot;0.0#&quot;)&amp;&quot; m&quot;; IF([.D63]&gt;=0.000001; TEXT([.D63]*1000000; &quot;0.0#&quot;)&amp;&quot; µ&quot;;IF([.D63]&gt;=0.000000001; TEXT([.D63]*1000000000; &quot;0.0#&quot;)&amp;&quot; n&quot;; IF([.D63]&gt;=0.000000000001; TEXT([.D63]*1000000000000; &quot;0.0#&quot;)&amp;&quot; p&quot;;TEXT([.D63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" calcext:value-type="float">
            <text:p>39200</text:p>
          </table:table-cell>
          <table:table-cell/>
          <table:table-cell table:formula="of:=[.B64]+[.C64]" office:value-type="float" office:value="39200" calcext:value-type="float">
            <text:p>39200</text:p>
          </table:table-cell>
          <table:table-cell table:style-name="ce6" table:formula="of:=IF([.D64]&gt;=1000000; TEXT([.D64]/1000000; &quot;0.0#&quot;)&amp;&quot; M&quot;; IF([.D64]&gt;=1000; TEXT([.D64]/1000; &quot;0.0#&quot;)&amp;&quot; k&quot;;  IF([.D64]&gt;=1; TEXT([.D64]; &quot;0.0#&quot;);IF([.D64]&gt;=0.001; TEXT([.D64]*1000; &quot;0.0#&quot;)&amp;&quot; m&quot;; IF([.D64]&gt;=0.000001; TEXT([.D64]*1000000; &quot;0.0#&quot;)&amp;&quot; µ&quot;;IF([.D64]&gt;=0.000000001; TEXT([.D64]*1000000000; &quot;0.0#&quot;)&amp;&quot; n&quot;; IF([.D64]&gt;=0.000000000001; TEXT([.D64]*1000000000000; &quot;0.0#&quot;)&amp;&quot; p&quot;;TEXT([.D64]; &quot;0.0#&quot;))))))))" office:value-type="string" office:string-value="39.2 k" calcext:value-type="string">
            <text:p>39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1200" calcext:value-type="float">
            <text:p>41200</text:p>
          </table:table-cell>
          <table:table-cell/>
          <table:table-cell table:formula="of:=[.B65]+[.C65]" office:value-type="float" office:value="41200" calcext:value-type="float">
            <text:p>41200</text:p>
          </table:table-cell>
          <table:table-cell table:style-name="ce6" table:formula="of:=IF([.D65]&gt;=1000000; TEXT([.D65]/1000000; &quot;0.0#&quot;)&amp;&quot; M&quot;; IF([.D65]&gt;=1000; TEXT([.D65]/1000; &quot;0.0#&quot;)&amp;&quot; k&quot;;  IF([.D65]&gt;=1; TEXT([.D65]; &quot;0.0#&quot;);IF([.D65]&gt;=0.001; TEXT([.D65]*1000; &quot;0.0#&quot;)&amp;&quot; m&quot;; IF([.D65]&gt;=0.000001; TEXT([.D65]*1000000; &quot;0.0#&quot;)&amp;&quot; µ&quot;;IF([.D65]&gt;=0.000000001; TEXT([.D65]*1000000000; &quot;0.0#&quot;)&amp;&quot; n&quot;; IF([.D65]&gt;=0.000000000001; TEXT([.D65]*1000000000000; &quot;0.0#&quot;)&amp;&quot; p&quot;;TEXT([.D65]; &quot;0.0#&quot;))))))))" office:value-type="string" office:string-value="41.2 k" calcext:value-type="string">
            <text:p>4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0" calcext:value-type="float">
            <text:p>47500</text:p>
          </table:table-cell>
          <table:table-cell/>
          <table:table-cell table:formula="of:=[.B66]+[.C66]" office:value-type="float" office:value="47500" calcext:value-type="float">
            <text:p>47500</text:p>
          </table:table-cell>
          <table:table-cell table:style-name="ce6" table:formula="of:=IF([.D66]&gt;=1000000; TEXT([.D66]/1000000; &quot;0.0#&quot;)&amp;&quot; M&quot;; IF([.D66]&gt;=1000; TEXT([.D66]/1000; &quot;0.0#&quot;)&amp;&quot; k&quot;;  IF([.D66]&gt;=1; TEXT([.D66]; &quot;0.0#&quot;);IF([.D66]&gt;=0.001; TEXT([.D66]*1000; &quot;0.0#&quot;)&amp;&quot; m&quot;; IF([.D66]&gt;=0.000001; TEXT([.D66]*1000000; &quot;0.0#&quot;)&amp;&quot; µ&quot;;IF([.D66]&gt;=0.000000001; TEXT([.D66]*1000000000; &quot;0.0#&quot;)&amp;&quot; n&quot;; IF([.D66]&gt;=0.000000000001; TEXT([.D66]*1000000000000; &quot;0.0#&quot;)&amp;&quot; p&quot;;TEXT([.D66]; &quot;0.0#&quot;))))))))" office:value-type="string" office:string-value="47.5 k" calcext:value-type="string">
            <text:p>4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/>
          <table:table-cell table:formula="of:=[.B67]+[.C67]" office:value-type="float" office:value="49900" calcext:value-type="float">
            <text:p>49900</text:p>
          </table:table-cell>
          <table:table-cell table:style-name="ce6" table:formula="of:=IF([.D67]&gt;=1000000; TEXT([.D67]/1000000; &quot;0.0#&quot;)&amp;&quot; M&quot;; IF([.D67]&gt;=1000; TEXT([.D67]/1000; &quot;0.0#&quot;)&amp;&quot; k&quot;;  IF([.D67]&gt;=1; TEXT([.D67]; &quot;0.0#&quot;);IF([.D67]&gt;=0.001; TEXT([.D67]*1000; &quot;0.0#&quot;)&amp;&quot; m&quot;; IF([.D67]&gt;=0.000001; TEXT([.D67]*1000000; &quot;0.0#&quot;)&amp;&quot; µ&quot;;IF([.D67]&gt;=0.000000001; TEXT([.D67]*1000000000; &quot;0.0#&quot;)&amp;&quot; n&quot;; IF([.D67]&gt;=0.000000000001; TEXT([.D67]*1000000000000; &quot;0.0#&quot;)&amp;&quot; p&quot;;TEXT([.D67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/>
          <table:table-cell table:formula="of:=[.B68]+[.C68]" office:value-type="float" office:value="56200" calcext:value-type="float">
            <text:p>56200</text:p>
          </table:table-cell>
          <table:table-cell table:style-name="ce6" table:formula="of:=IF([.D68]&gt;=1000000; TEXT([.D68]/1000000; &quot;0.0#&quot;)&amp;&quot; M&quot;; IF([.D68]&gt;=1000; TEXT([.D68]/1000; &quot;0.0#&quot;)&amp;&quot; k&quot;;  IF([.D68]&gt;=1; TEXT([.D68]; &quot;0.0#&quot;);IF([.D68]&gt;=0.001; TEXT([.D68]*1000; &quot;0.0#&quot;)&amp;&quot; m&quot;; IF([.D68]&gt;=0.000001; TEXT([.D68]*1000000; &quot;0.0#&quot;)&amp;&quot; µ&quot;;IF([.D68]&gt;=0.000000001; TEXT([.D68]*1000000000; &quot;0.0#&quot;)&amp;&quot; n&quot;; IF([.D68]&gt;=0.000000000001; TEXT([.D68]*1000000000000; &quot;0.0#&quot;)&amp;&quot; p&quot;;TEXT([.D68]; &quot;0.0#&quot;))))))))" office:value-type="string" office:string-value="56.2 k" calcext:value-type="string">
            <text:p>5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/>
          <table:table-cell table:formula="of:=[.B69]+[.C69]" office:value-type="string" office:string-value="" calcext:value-type="error">
            <text:p>#VALUE!</text:p>
          </table:table-cell>
          <table:table-cell table:style-name="ce6" table:formula="of:=IF([.D69]&gt;=1000000; TEXT([.D69]/1000000; &quot;0.0#&quot;)&amp;&quot; M&quot;; IF([.D69]&gt;=1000; TEXT([.D69]/1000; &quot;0.0#&quot;)&amp;&quot; k&quot;;  IF([.D69]&gt;=1; TEXT([.D69]; &quot;0.0#&quot;);IF([.D69]&gt;=0.001; TEXT([.D69]*1000; &quot;0.0#&quot;)&amp;&quot; m&quot;; IF([.D69]&gt;=0.000001; TEXT([.D69]*1000000; &quot;0.0#&quot;)&amp;&quot; µ&quot;;IF([.D69]&gt;=0.000000001; TEXT([.D69]*1000000000; &quot;0.0#&quot;)&amp;&quot; n&quot;; IF([.D69]&gt;=0.000000000001; TEXT([.D69]*1000000000000; &quot;0.0#&quot;)&amp;&quot; p&quot;;TEXT([.D69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/>
          <table:table-cell table:formula="of:=[.B70]+[.C70]" office:value-type="float" office:value="56.2" calcext:value-type="float">
            <text:p>56.2</text:p>
          </table:table-cell>
          <table:table-cell table:style-name="ce6" table:formula="of:=IF([.D70]&gt;=1000000; TEXT([.D70]/1000000; &quot;0.0#&quot;)&amp;&quot; M&quot;; IF([.D70]&gt;=1000; TEXT([.D70]/1000; &quot;0.0#&quot;)&amp;&quot; k&quot;;  IF([.D70]&gt;=1; TEXT([.D70]; &quot;0.0#&quot;);IF([.D70]&gt;=0.001; TEXT([.D70]*1000; &quot;0.0#&quot;)&amp;&quot; m&quot;; IF([.D70]&gt;=0.000001; TEXT([.D70]*1000000; &quot;0.0#&quot;)&amp;&quot; µ&quot;;IF([.D70]&gt;=0.000000001; TEXT([.D70]*1000000000; &quot;0.0#&quot;)&amp;&quot; n&quot;; IF([.D70]&gt;=0.000000000001; TEXT([.D70]*1000000000000; &quot;0.0#&quot;)&amp;&quot; p&quot;;TEXT([.D70]; &quot;0.0#&quot;))))))))" office:value-type="string" office:string-value="56.2" calcext:value-type="string">
            <text:p>5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.9" calcext:value-type="float">
            <text:p>61.9</text:p>
          </table:table-cell>
          <table:table-cell/>
          <table:table-cell table:formula="of:=[.B71]+[.C71]" office:value-type="float" office:value="61.9" calcext:value-type="float">
            <text:p>61.9</text:p>
          </table:table-cell>
          <table:table-cell table:style-name="ce6" table:formula="of:=IF([.D71]&gt;=1000000; TEXT([.D71]/1000000; &quot;0.0#&quot;)&amp;&quot; M&quot;; IF([.D71]&gt;=1000; TEXT([.D71]/1000; &quot;0.0#&quot;)&amp;&quot; k&quot;;  IF([.D71]&gt;=1; TEXT([.D71]; &quot;0.0#&quot;);IF([.D71]&gt;=0.001; TEXT([.D71]*1000; &quot;0.0#&quot;)&amp;&quot; m&quot;; IF([.D71]&gt;=0.000001; TEXT([.D71]*1000000; &quot;0.0#&quot;)&amp;&quot; µ&quot;;IF([.D71]&gt;=0.000000001; TEXT([.D71]*1000000000; &quot;0.0#&quot;)&amp;&quot; n&quot;; IF([.D71]&gt;=0.000000000001; TEXT([.D71]*1000000000000; &quot;0.0#&quot;)&amp;&quot; p&quot;;TEXT([.D71]; &quot;0.0#&quot;))))))))" office:value-type="string" office:string-value="61.9" calcext:value-type="string">
            <text:p>61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.1" calcext:value-type="float">
            <text:p>68.1</text:p>
          </table:table-cell>
          <table:table-cell/>
          <table:table-cell table:formula="of:=[.B72]+[.C72]" office:value-type="float" office:value="68.1" calcext:value-type="float">
            <text:p>68.1</text:p>
          </table:table-cell>
          <table:table-cell table:style-name="ce6" table:formula="of:=IF([.D72]&gt;=1000000; TEXT([.D72]/1000000; &quot;0.0#&quot;)&amp;&quot; M&quot;; IF([.D72]&gt;=1000; TEXT([.D72]/1000; &quot;0.0#&quot;)&amp;&quot; k&quot;;  IF([.D72]&gt;=1; TEXT([.D72]; &quot;0.0#&quot;);IF([.D72]&gt;=0.001; TEXT([.D72]*1000; &quot;0.0#&quot;)&amp;&quot; m&quot;; IF([.D72]&gt;=0.000001; TEXT([.D72]*1000000; &quot;0.0#&quot;)&amp;&quot; µ&quot;;IF([.D72]&gt;=0.000000001; TEXT([.D72]*1000000000; &quot;0.0#&quot;)&amp;&quot; n&quot;; IF([.D72]&gt;=0.000000000001; TEXT([.D72]*1000000000000; &quot;0.0#&quot;)&amp;&quot; p&quot;;TEXT([.D72]; &quot;0.0#&quot;))))))))" office:value-type="string" office:string-value="68.1" calcext:value-type="string">
            <text:p>68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73]+[.C73]" office:value-type="float" office:value="75" calcext:value-type="float">
            <text:p>75</text:p>
          </table:table-cell>
          <table:table-cell table:style-name="ce6" table:formula="of:=IF([.D73]&gt;=1000000; TEXT([.D73]/1000000; &quot;0.0#&quot;)&amp;&quot; M&quot;; IF([.D73]&gt;=1000; TEXT([.D73]/1000; &quot;0.0#&quot;)&amp;&quot; k&quot;;  IF([.D73]&gt;=1; TEXT([.D73]; &quot;0.0#&quot;);IF([.D73]&gt;=0.001; TEXT([.D73]*1000; &quot;0.0#&quot;)&amp;&quot; m&quot;; IF([.D73]&gt;=0.000001; TEXT([.D73]*1000000; &quot;0.0#&quot;)&amp;&quot; µ&quot;;IF([.D73]&gt;=0.000000001; TEXT([.D73]*1000000000; &quot;0.0#&quot;)&amp;&quot; n&quot;; IF([.D73]&gt;=0.000000000001; TEXT([.D73]*1000000000000; &quot;0.0#&quot;)&amp;&quot; p&quot;;TEXT([.D73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[.B74]+[.C74]" office:value-type="float" office:value="82.5" calcext:value-type="float">
            <text:p>82.5</text:p>
          </table:table-cell>
          <table:table-cell table:style-name="ce6" table:formula="of:=IF([.D74]&gt;=1000000; TEXT([.D74]/1000000; &quot;0.0#&quot;)&amp;&quot; M&quot;; IF([.D74]&gt;=1000; TEXT([.D74]/1000; &quot;0.0#&quot;)&amp;&quot; k&quot;;  IF([.D74]&gt;=1; TEXT([.D74]; &quot;0.0#&quot;);IF([.D74]&gt;=0.001; TEXT([.D74]*1000; &quot;0.0#&quot;)&amp;&quot; m&quot;; IF([.D74]&gt;=0.000001; TEXT([.D74]*1000000; &quot;0.0#&quot;)&amp;&quot; µ&quot;;IF([.D74]&gt;=0.000000001; TEXT([.D74]*1000000000; &quot;0.0#&quot;)&amp;&quot; n&quot;; IF([.D74]&gt;=0.000000000001; TEXT([.D74]*1000000000000; &quot;0.0#&quot;)&amp;&quot; p&quot;;TEXT([.D74]; &quot;0.0#&quot;))))))))" office:value-type="string" office:string-value="82.5" calcext:value-type="string">
            <text:p>82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75]+[.C75]" office:value-type="float" office:value="90" calcext:value-type="float">
            <text:p>90</text:p>
          </table:table-cell>
          <table:table-cell table:style-name="ce6" table:formula="of:=IF([.D75]&gt;=1000000; TEXT([.D75]/1000000; &quot;0.0#&quot;)&amp;&quot; M&quot;; IF([.D75]&gt;=1000; TEXT([.D75]/1000; &quot;0.0#&quot;)&amp;&quot; k&quot;;  IF([.D75]&gt;=1; TEXT([.D75]; &quot;0.0#&quot;);IF([.D75]&gt;=0.001; TEXT([.D75]*1000; &quot;0.0#&quot;)&amp;&quot; m&quot;; IF([.D75]&gt;=0.000001; TEXT([.D75]*1000000; &quot;0.0#&quot;)&amp;&quot; µ&quot;;IF([.D75]&gt;=0.000000001; TEXT([.D75]*1000000000; &quot;0.0#&quot;)&amp;&quot; n&quot;; IF([.D75]&gt;=0.000000000001; TEXT([.D75]*1000000000000; &quot;0.0#&quot;)&amp;&quot; p&quot;;TEXT([.D75]; &quot;0.0#&quot;))))))))" office:value-type="string" office:string-value="90.0" calcext:value-type="string">
            <text:p>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/>
          <table:table-cell table:formula="of:=[.B76]+[.C76]" office:value-type="float" office:value="909" calcext:value-type="float">
            <text:p>909</text:p>
          </table:table-cell>
          <table:table-cell table:style-name="ce6" table:formula="of:=IF([.D76]&gt;=1000000; TEXT([.D76]/1000000; &quot;0.0#&quot;)&amp;&quot; M&quot;; IF([.D76]&gt;=1000; TEXT([.D76]/1000; &quot;0.0#&quot;)&amp;&quot; k&quot;;  IF([.D76]&gt;=1; TEXT([.D76]; &quot;0.0#&quot;);IF([.D76]&gt;=0.001; TEXT([.D76]*1000; &quot;0.0#&quot;)&amp;&quot; m&quot;; IF([.D76]&gt;=0.000001; TEXT([.D76]*1000000; &quot;0.0#&quot;)&amp;&quot; µ&quot;;IF([.D76]&gt;=0.000000001; TEXT([.D76]*1000000000; &quot;0.0#&quot;)&amp;&quot; n&quot;; IF([.D76]&gt;=0.000000000001; TEXT([.D76]*1000000000000; &quot;0.0#&quot;)&amp;&quot; p&quot;;TEXT([.D76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77]+[.C77]" office:value-type="float" office:value="1000" calcext:value-type="float">
            <text:p>1000</text:p>
          </table:table-cell>
          <table:table-cell table:style-name="ce6" table:formula="of:=IF([.D77]&gt;=1000000; TEXT([.D77]/1000000; &quot;0.0#&quot;)&amp;&quot; M&quot;; IF([.D77]&gt;=1000; TEXT([.D77]/1000; &quot;0.0#&quot;)&amp;&quot; k&quot;;  IF([.D77]&gt;=1; TEXT([.D77]; &quot;0.0#&quot;);IF([.D77]&gt;=0.001; TEXT([.D77]*1000; &quot;0.0#&quot;)&amp;&quot; m&quot;; IF([.D77]&gt;=0.000001; TEXT([.D77]*1000000; &quot;0.0#&quot;)&amp;&quot; µ&quot;;IF([.D77]&gt;=0.000000001; TEXT([.D77]*1000000000; &quot;0.0#&quot;)&amp;&quot; n&quot;; IF([.D77]&gt;=0.000000000001; TEXT([.D77]*1000000000000; &quot;0.0#&quot;)&amp;&quot; p&quot;;TEXT([.D77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B78]+[.C78]" office:value-type="float" office:value="1100" calcext:value-type="float">
            <text:p>1100</text:p>
          </table:table-cell>
          <table:table-cell table:style-name="ce6" table:formula="of:=IF([.D78]&gt;=1000000; TEXT([.D78]/1000000; &quot;0.0#&quot;)&amp;&quot; M&quot;; IF([.D78]&gt;=1000; TEXT([.D78]/1000; &quot;0.0#&quot;)&amp;&quot; k&quot;;  IF([.D78]&gt;=1; TEXT([.D78]; &quot;0.0#&quot;);IF([.D78]&gt;=0.001; TEXT([.D78]*1000; &quot;0.0#&quot;)&amp;&quot; m&quot;; IF([.D78]&gt;=0.000001; TEXT([.D78]*1000000; &quot;0.0#&quot;)&amp;&quot; µ&quot;;IF([.D78]&gt;=0.000000001; TEXT([.D78]*1000000000; &quot;0.0#&quot;)&amp;&quot; n&quot;; IF([.D78]&gt;=0.000000000001; TEXT([.D78]*1000000000000; &quot;0.0#&quot;)&amp;&quot; p&quot;;TEXT([.D78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/>
          <table:table-cell table:formula="of:=[.B79]+[.C79]" office:value-type="float" office:value="1210" calcext:value-type="float">
            <text:p>1210</text:p>
          </table:table-cell>
          <table:table-cell table:style-name="ce6" table:formula="of:=IF([.D79]&gt;=1000000; TEXT([.D79]/1000000; &quot;0.0#&quot;)&amp;&quot; M&quot;; IF([.D79]&gt;=1000; TEXT([.D79]/1000; &quot;0.0#&quot;)&amp;&quot; k&quot;;  IF([.D79]&gt;=1; TEXT([.D79]; &quot;0.0#&quot;);IF([.D79]&gt;=0.001; TEXT([.D79]*1000; &quot;0.0#&quot;)&amp;&quot; m&quot;; IF([.D79]&gt;=0.000001; TEXT([.D79]*1000000; &quot;0.0#&quot;)&amp;&quot; µ&quot;;IF([.D79]&gt;=0.000000001; TEXT([.D79]*1000000000; &quot;0.0#&quot;)&amp;&quot; n&quot;; IF([.D79]&gt;=0.000000000001; TEXT([.D79]*1000000000000; &quot;0.0#&quot;)&amp;&quot; p&quot;;TEXT([.D79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[.B80]+[.C80]" office:value-type="float" office:value="1330" calcext:value-type="float">
            <text:p>1330</text:p>
          </table:table-cell>
          <table:table-cell table:style-name="ce6" table:formula="of:=IF([.D80]&gt;=1000000; TEXT([.D80]/1000000; &quot;0.0#&quot;)&amp;&quot; M&quot;; IF([.D80]&gt;=1000; TEXT([.D80]/1000; &quot;0.0#&quot;)&amp;&quot; k&quot;;  IF([.D80]&gt;=1; TEXT([.D80]; &quot;0.0#&quot;);IF([.D80]&gt;=0.001; TEXT([.D80]*1000; &quot;0.0#&quot;)&amp;&quot; m&quot;; IF([.D80]&gt;=0.000001; TEXT([.D80]*1000000; &quot;0.0#&quot;)&amp;&quot; µ&quot;;IF([.D80]&gt;=0.000000001; TEXT([.D80]*1000000000; &quot;0.0#&quot;)&amp;&quot; n&quot;; IF([.D80]&gt;=0.000000000001; TEXT([.D80]*1000000000000; &quot;0.0#&quot;)&amp;&quot; p&quot;;TEXT([.D80]; &quot;0.0#&quot;))))))))" office:value-type="string" office:string-value="1.33 k" calcext:value-type="string">
            <text:p>1.3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B81]+[.C81]" office:value-type="float" office:value="1500" calcext:value-type="float">
            <text:p>1500</text:p>
          </table:table-cell>
          <table:table-cell table:style-name="ce6" table:formula="of:=IF([.D81]&gt;=1000000; TEXT([.D81]/1000000; &quot;0.0#&quot;)&amp;&quot; M&quot;; IF([.D81]&gt;=1000; TEXT([.D81]/1000; &quot;0.0#&quot;)&amp;&quot; k&quot;;  IF([.D81]&gt;=1; TEXT([.D81]; &quot;0.0#&quot;);IF([.D81]&gt;=0.001; TEXT([.D81]*1000; &quot;0.0#&quot;)&amp;&quot; m&quot;; IF([.D81]&gt;=0.000001; TEXT([.D81]*1000000; &quot;0.0#&quot;)&amp;&quot; µ&quot;;IF([.D81]&gt;=0.000000001; TEXT([.D81]*1000000000; &quot;0.0#&quot;)&amp;&quot; n&quot;; IF([.D81]&gt;=0.000000000001; TEXT([.D81]*1000000000000; &quot;0.0#&quot;)&amp;&quot; p&quot;;TEXT([.D81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/>
          <table:table-cell table:formula="of:=[.B82]+[.C82]" office:value-type="float" office:value="60400" calcext:value-type="float">
            <text:p>60400</text:p>
          </table:table-cell>
          <table:table-cell table:style-name="ce6" table:formula="of:=IF([.D82]&gt;=1000000; TEXT([.D82]/1000000; &quot;0.0#&quot;)&amp;&quot; M&quot;; IF([.D82]&gt;=1000; TEXT([.D82]/1000; &quot;0.0#&quot;)&amp;&quot; k&quot;;  IF([.D82]&gt;=1; TEXT([.D82]; &quot;0.0#&quot;);IF([.D82]&gt;=0.001; TEXT([.D82]*1000; &quot;0.0#&quot;)&amp;&quot; m&quot;; IF([.D82]&gt;=0.000001; TEXT([.D82]*1000000; &quot;0.0#&quot;)&amp;&quot; µ&quot;;IF([.D82]&gt;=0.000000001; TEXT([.D82]*1000000000; &quot;0.0#&quot;)&amp;&quot; n&quot;; IF([.D82]&gt;=0.000000000001; TEXT([.D82]*1000000000000; &quot;0.0#&quot;)&amp;&quot; p&quot;;TEXT([.D82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" calcext:value-type="float">
            <text:p>68100</text:p>
          </table:table-cell>
          <table:table-cell/>
          <table:table-cell table:formula="of:=[.B83]+[.C83]" office:value-type="float" office:value="68100" calcext:value-type="float">
            <text:p>68100</text:p>
          </table:table-cell>
          <table:table-cell table:style-name="ce6" table:formula="of:=IF([.D83]&gt;=1000000; TEXT([.D83]/1000000; &quot;0.0#&quot;)&amp;&quot; M&quot;; IF([.D83]&gt;=1000; TEXT([.D83]/1000; &quot;0.0#&quot;)&amp;&quot; k&quot;;  IF([.D83]&gt;=1; TEXT([.D83]; &quot;0.0#&quot;);IF([.D83]&gt;=0.001; TEXT([.D83]*1000; &quot;0.0#&quot;)&amp;&quot; m&quot;; IF([.D83]&gt;=0.000001; TEXT([.D83]*1000000; &quot;0.0#&quot;)&amp;&quot; µ&quot;;IF([.D83]&gt;=0.000000001; TEXT([.D83]*1000000000; &quot;0.0#&quot;)&amp;&quot; n&quot;; IF([.D83]&gt;=0.000000000001; TEXT([.D83]*1000000000000; &quot;0.0#&quot;)&amp;&quot; p&quot;;TEXT([.D83]; &quot;0.0#&quot;))))))))" office:value-type="string" office:string-value="68.1 k" calcext:value-type="string">
            <text:p>68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/>
          <table:table-cell table:formula="of:=[.B84]+[.C84]" office:value-type="float" office:value="75000" calcext:value-type="float">
            <text:p>75000</text:p>
          </table:table-cell>
          <table:table-cell table:style-name="ce6" table:formula="of:=IF([.D84]&gt;=1000000; TEXT([.D84]/1000000; &quot;0.0#&quot;)&amp;&quot; M&quot;; IF([.D84]&gt;=1000; TEXT([.D84]/1000; &quot;0.0#&quot;)&amp;&quot; k&quot;;  IF([.D84]&gt;=1; TEXT([.D84]; &quot;0.0#&quot;);IF([.D84]&gt;=0.001; TEXT([.D84]*1000; &quot;0.0#&quot;)&amp;&quot; m&quot;; IF([.D84]&gt;=0.000001; TEXT([.D84]*1000000; &quot;0.0#&quot;)&amp;&quot; µ&quot;;IF([.D84]&gt;=0.000000001; TEXT([.D84]*1000000000; &quot;0.0#&quot;)&amp;&quot; n&quot;; IF([.D84]&gt;=0.000000000001; TEXT([.D84]*1000000000000; &quot;0.0#&quot;)&amp;&quot; p&quot;;TEXT([.D84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/>
          <table:table-cell table:formula="of:=[.B85]+[.C85]" office:value-type="float" office:value="82500" calcext:value-type="float">
            <text:p>82500</text:p>
          </table:table-cell>
          <table:table-cell table:style-name="ce6" table:formula="of:=IF([.D85]&gt;=1000000; TEXT([.D85]/1000000; &quot;0.0#&quot;)&amp;&quot; M&quot;; IF([.D85]&gt;=1000; TEXT([.D85]/1000; &quot;0.0#&quot;)&amp;&quot; k&quot;;  IF([.D85]&gt;=1; TEXT([.D85]; &quot;0.0#&quot;);IF([.D85]&gt;=0.001; TEXT([.D85]*1000; &quot;0.0#&quot;)&amp;&quot; m&quot;; IF([.D85]&gt;=0.000001; TEXT([.D85]*1000000; &quot;0.0#&quot;)&amp;&quot; µ&quot;;IF([.D85]&gt;=0.000000001; TEXT([.D85]*1000000000; &quot;0.0#&quot;)&amp;&quot; n&quot;; IF([.D85]&gt;=0.000000000001; TEXT([.D85]*1000000000000; &quot;0.0#&quot;)&amp;&quot; p&quot;;TEXT([.D85]; &quot;0.0#&quot;))))))))" office:value-type="string" office:string-value="82.5 k" calcext:value-type="string">
            <text:p>82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/>
          <table:table-cell table:formula="of:=[.B86]+[.C86]" office:value-type="float" office:value="90900" calcext:value-type="float">
            <text:p>90900</text:p>
          </table:table-cell>
          <table:table-cell table:style-name="ce6" table:formula="of:=IF([.D86]&gt;=1000000; TEXT([.D86]/1000000; &quot;0.0#&quot;)&amp;&quot; M&quot;; IF([.D86]&gt;=1000; TEXT([.D86]/1000; &quot;0.0#&quot;)&amp;&quot; k&quot;;  IF([.D86]&gt;=1; TEXT([.D86]; &quot;0.0#&quot;);IF([.D86]&gt;=0.001; TEXT([.D86]*1000; &quot;0.0#&quot;)&amp;&quot; m&quot;; IF([.D86]&gt;=0.000001; TEXT([.D86]*1000000; &quot;0.0#&quot;)&amp;&quot; µ&quot;;IF([.D86]&gt;=0.000000001; TEXT([.D86]*1000000000; &quot;0.0#&quot;)&amp;&quot; n&quot;; IF([.D86]&gt;=0.000000000001; TEXT([.D86]*1000000000000; &quot;0.0#&quot;)&amp;&quot; p&quot;;TEXT([.D86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[.B87]+[.C87]" office:value-type="float" office:value="100000" calcext:value-type="float">
            <text:p>100000</text:p>
          </table:table-cell>
          <table:table-cell table:style-name="ce6" table:formula="of:=IF([.D87]&gt;=1000000; TEXT([.D87]/1000000; &quot;0.0#&quot;)&amp;&quot; M&quot;; IF([.D87]&gt;=1000; TEXT([.D87]/1000; &quot;0.0#&quot;)&amp;&quot; k&quot;;  IF([.D87]&gt;=1; TEXT([.D87]; &quot;0.0#&quot;);IF([.D87]&gt;=0.001; TEXT([.D87]*1000; &quot;0.0#&quot;)&amp;&quot; m&quot;; IF([.D87]&gt;=0.000001; TEXT([.D87]*1000000; &quot;0.0#&quot;)&amp;&quot; µ&quot;;IF([.D87]&gt;=0.000000001; TEXT([.D87]*1000000000; &quot;0.0#&quot;)&amp;&quot; n&quot;; IF([.D87]&gt;=0.000000000001; TEXT([.D87]*1000000000000; &quot;0.0#&quot;)&amp;&quot; p&quot;;TEXT([.D87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/>
          <table:table-cell table:formula="of:=[.B88]+[.C88]" office:value-type="float" office:value="750000" calcext:value-type="float">
            <text:p>750000</text:p>
          </table:table-cell>
          <table:table-cell table:style-name="ce6" table:formula="of:=IF([.D88]&gt;=1000000; TEXT([.D88]/1000000; &quot;0.0#&quot;)&amp;&quot; M&quot;; IF([.D88]&gt;=1000; TEXT([.D88]/1000; &quot;0.0#&quot;)&amp;&quot; k&quot;;  IF([.D88]&gt;=1; TEXT([.D88]; &quot;0.0#&quot;);IF([.D88]&gt;=0.001; TEXT([.D88]*1000; &quot;0.0#&quot;)&amp;&quot; m&quot;; IF([.D88]&gt;=0.000001; TEXT([.D88]*1000000; &quot;0.0#&quot;)&amp;&quot; µ&quot;;IF([.D88]&gt;=0.000000001; TEXT([.D88]*1000000000; &quot;0.0#&quot;)&amp;&quot; n&quot;; IF([.D88]&gt;=0.000000000001; TEXT([.D88]*1000000000000; &quot;0.0#&quot;)&amp;&quot; p&quot;;TEXT([.D88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0" calcext:value-type="float">
            <text:p>825000</text:p>
          </table:table-cell>
          <table:table-cell/>
          <table:table-cell table:formula="of:=[.B89]+[.C89]" office:value-type="float" office:value="825000" calcext:value-type="float">
            <text:p>825000</text:p>
          </table:table-cell>
          <table:table-cell table:style-name="ce6" table:formula="of:=IF([.D89]&gt;=1000000; TEXT([.D89]/1000000; &quot;0.0#&quot;)&amp;&quot; M&quot;; IF([.D89]&gt;=1000; TEXT([.D89]/1000; &quot;0.0#&quot;)&amp;&quot; k&quot;;  IF([.D89]&gt;=1; TEXT([.D89]; &quot;0.0#&quot;);IF([.D89]&gt;=0.001; TEXT([.D89]*1000; &quot;0.0#&quot;)&amp;&quot; m&quot;; IF([.D89]&gt;=0.000001; TEXT([.D89]*1000000; &quot;0.0#&quot;)&amp;&quot; µ&quot;;IF([.D89]&gt;=0.000000001; TEXT([.D89]*1000000000; &quot;0.0#&quot;)&amp;&quot; n&quot;; IF([.D89]&gt;=0.000000000001; TEXT([.D89]*1000000000000; &quot;0.0#&quot;)&amp;&quot; p&quot;;TEXT([.D89]; &quot;0.0#&quot;))))))))" office:value-type="string" office:string-value="825.0 k" calcext:value-type="string">
            <text:p>82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0" calcext:value-type="float">
            <text:p>866000</text:p>
          </table:table-cell>
          <table:table-cell/>
          <table:table-cell table:formula="of:=[.B90]+[.C90]" office:value-type="float" office:value="866000" calcext:value-type="float">
            <text:p>866000</text:p>
          </table:table-cell>
          <table:table-cell table:style-name="ce6" table:formula="of:=IF([.D90]&gt;=1000000; TEXT([.D90]/1000000; &quot;0.0#&quot;)&amp;&quot; M&quot;; IF([.D90]&gt;=1000; TEXT([.D90]/1000; &quot;0.0#&quot;)&amp;&quot; k&quot;;  IF([.D90]&gt;=1; TEXT([.D90]; &quot;0.0#&quot;);IF([.D90]&gt;=0.001; TEXT([.D90]*1000; &quot;0.0#&quot;)&amp;&quot; m&quot;; IF([.D90]&gt;=0.000001; TEXT([.D90]*1000000; &quot;0.0#&quot;)&amp;&quot; µ&quot;;IF([.D90]&gt;=0.000000001; TEXT([.D90]*1000000000; &quot;0.0#&quot;)&amp;&quot; n&quot;; IF([.D90]&gt;=0.000000000001; TEXT([.D90]*1000000000000; &quot;0.0#&quot;)&amp;&quot; p&quot;;TEXT([.D90]; &quot;0.0#&quot;))))))))" office:value-type="string" office:string-value="866.0 k" calcext:value-type="string">
            <text:p>86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0" calcext:value-type="float">
            <text:p>909000</text:p>
          </table:table-cell>
          <table:table-cell/>
          <table:table-cell table:formula="of:=[.B91]+[.C91]" office:value-type="float" office:value="909000" calcext:value-type="float">
            <text:p>909000</text:p>
          </table:table-cell>
          <table:table-cell table:style-name="ce6" table:formula="of:=IF([.D91]&gt;=1000000; TEXT([.D91]/1000000; &quot;0.0#&quot;)&amp;&quot; M&quot;; IF([.D91]&gt;=1000; TEXT([.D91]/1000; &quot;0.0#&quot;)&amp;&quot; k&quot;;  IF([.D91]&gt;=1; TEXT([.D91]; &quot;0.0#&quot;);IF([.D91]&gt;=0.001; TEXT([.D91]*1000; &quot;0.0#&quot;)&amp;&quot; m&quot;; IF([.D91]&gt;=0.000001; TEXT([.D91]*1000000; &quot;0.0#&quot;)&amp;&quot; µ&quot;;IF([.D91]&gt;=0.000000001; TEXT([.D91]*1000000000; &quot;0.0#&quot;)&amp;&quot; n&quot;; IF([.D91]&gt;=0.000000000001; TEXT([.D91]*1000000000000; &quot;0.0#&quot;)&amp;&quot; p&quot;;TEXT([.D91]; &quot;0.0#&quot;))))))))" office:value-type="string" office:string-value="909.0 k" calcext:value-type="string">
            <text:p>9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0" calcext:value-type="float">
            <text:p>953000</text:p>
          </table:table-cell>
          <table:table-cell/>
          <table:table-cell table:formula="of:=[.B92]+[.C92]" office:value-type="float" office:value="953000" calcext:value-type="float">
            <text:p>953000</text:p>
          </table:table-cell>
          <table:table-cell table:style-name="ce6" table:formula="of:=IF([.D92]&gt;=1000000; TEXT([.D92]/1000000; &quot;0.0#&quot;)&amp;&quot; M&quot;; IF([.D92]&gt;=1000; TEXT([.D92]/1000; &quot;0.0#&quot;)&amp;&quot; k&quot;;  IF([.D92]&gt;=1; TEXT([.D92]; &quot;0.0#&quot;);IF([.D92]&gt;=0.001; TEXT([.D92]*1000; &quot;0.0#&quot;)&amp;&quot; m&quot;; IF([.D92]&gt;=0.000001; TEXT([.D92]*1000000; &quot;0.0#&quot;)&amp;&quot; µ&quot;;IF([.D92]&gt;=0.000000001; TEXT([.D92]*1000000000; &quot;0.0#&quot;)&amp;&quot; n&quot;; IF([.D92]&gt;=0.000000000001; TEXT([.D92]*1000000000000; &quot;0.0#&quot;)&amp;&quot; p&quot;;TEXT([.D92]; &quot;0.0#&quot;))))))))" office:value-type="string" office:string-value="953.0 k" calcext:value-type="string">
            <text:p>9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/>
          <table:table-cell table:formula="of:=[.B93]+[.C93]" office:value-type="float" office:value="1000000" calcext:value-type="float">
            <text:p>1000000</text:p>
          </table:table-cell>
          <table:table-cell table:style-name="ce6" table:formula="of:=IF([.D93]&gt;=1000000; TEXT([.D93]/1000000; &quot;0.0#&quot;)&amp;&quot; M&quot;; IF([.D93]&gt;=1000; TEXT([.D93]/1000; &quot;0.0#&quot;)&amp;&quot; k&quot;;  IF([.D93]&gt;=1; TEXT([.D93]; &quot;0.0#&quot;);IF([.D93]&gt;=0.001; TEXT([.D93]*1000; &quot;0.0#&quot;)&amp;&quot; m&quot;; IF([.D93]&gt;=0.000001; TEXT([.D93]*1000000; &quot;0.0#&quot;)&amp;&quot; µ&quot;;IF([.D93]&gt;=0.000000001; TEXT([.D93]*1000000000; &quot;0.0#&quot;)&amp;&quot; n&quot;; IF([.D93]&gt;=0.000000000001; TEXT([.D93]*1000000000000; &quot;0.0#&quot;)&amp;&quot; p&quot;;TEXT([.D93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/>
          <table:table-cell table:formula="of:=[.B94]+[.C94]" office:value-type="float" office:value="2000000" calcext:value-type="float">
            <text:p>2000000</text:p>
          </table:table-cell>
          <table:table-cell table:style-name="ce6" table:formula="of:=IF([.D94]&gt;=1000000; TEXT([.D94]/1000000; &quot;0.0#&quot;)&amp;&quot; M&quot;; IF([.D94]&gt;=1000; TEXT([.D94]/1000; &quot;0.0#&quot;)&amp;&quot; k&quot;;  IF([.D94]&gt;=1; TEXT([.D94]; &quot;0.0#&quot;);IF([.D94]&gt;=0.001; TEXT([.D94]*1000; &quot;0.0#&quot;)&amp;&quot; m&quot;; IF([.D94]&gt;=0.000001; TEXT([.D94]*1000000; &quot;0.0#&quot;)&amp;&quot; µ&quot;;IF([.D94]&gt;=0.000000001; TEXT([.D94]*1000000000; &quot;0.0#&quot;)&amp;&quot; n&quot;; IF([.D94]&gt;=0.000000000001; TEXT([.D94]*1000000000000; &quot;0.0#&quot;)&amp;&quot; p&quot;;TEXT([.D94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95]+[.C95]" office:value-type="float" office:value="100" calcext:value-type="float">
            <text:p>100</text:p>
          </table:table-cell>
          <table:table-cell table:style-name="ce6" table:formula="of:=IF([.D95]&gt;=1000000; TEXT([.D95]/1000000; &quot;0.0#&quot;)&amp;&quot; M&quot;; IF([.D95]&gt;=1000; TEXT([.D95]/1000; &quot;0.0#&quot;)&amp;&quot; k&quot;;  IF([.D95]&gt;=1; TEXT([.D95]; &quot;0.0#&quot;);IF([.D95]&gt;=0.001; TEXT([.D95]*1000; &quot;0.0#&quot;)&amp;&quot; m&quot;; IF([.D95]&gt;=0.000001; TEXT([.D95]*1000000; &quot;0.0#&quot;)&amp;&quot; µ&quot;;IF([.D95]&gt;=0.000000001; TEXT([.D95]*1000000000; &quot;0.0#&quot;)&amp;&quot; n&quot;; IF([.D95]&gt;=0.000000000001; TEXT([.D95]*1000000000000; &quot;0.0#&quot;)&amp;&quot; p&quot;;TEXT([.D95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96]+[.C96]" office:value-type="float" office:value="107" calcext:value-type="float">
            <text:p>107</text:p>
          </table:table-cell>
          <table:table-cell table:style-name="ce6" table:formula="of:=IF([.D96]&gt;=1000000; TEXT([.D96]/1000000; &quot;0.0#&quot;)&amp;&quot; M&quot;; IF([.D96]&gt;=1000; TEXT([.D96]/1000; &quot;0.0#&quot;)&amp;&quot; k&quot;;  IF([.D96]&gt;=1; TEXT([.D96]; &quot;0.0#&quot;);IF([.D96]&gt;=0.001; TEXT([.D96]*1000; &quot;0.0#&quot;)&amp;&quot; m&quot;; IF([.D96]&gt;=0.000001; TEXT([.D96]*1000000; &quot;0.0#&quot;)&amp;&quot; µ&quot;;IF([.D96]&gt;=0.000000001; TEXT([.D96]*1000000000; &quot;0.0#&quot;)&amp;&quot; n&quot;; IF([.D96]&gt;=0.000000000001; TEXT([.D96]*1000000000000; &quot;0.0#&quot;)&amp;&quot; p&quot;;TEXT([.D96]; &quot;0.0#&quot;))))))))" office:value-type="string" office:string-value="107.0" calcext:value-type="string">
            <text:p>10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B97]+[.C97]" office:value-type="float" office:value="118" calcext:value-type="float">
            <text:p>118</text:p>
          </table:table-cell>
          <table:table-cell table:style-name="ce6" table:formula="of:=IF([.D97]&gt;=1000000; TEXT([.D97]/1000000; &quot;0.0#&quot;)&amp;&quot; M&quot;; IF([.D97]&gt;=1000; TEXT([.D97]/1000; &quot;0.0#&quot;)&amp;&quot; k&quot;;  IF([.D97]&gt;=1; TEXT([.D97]; &quot;0.0#&quot;);IF([.D97]&gt;=0.001; TEXT([.D97]*1000; &quot;0.0#&quot;)&amp;&quot; m&quot;; IF([.D97]&gt;=0.000001; TEXT([.D97]*1000000; &quot;0.0#&quot;)&amp;&quot; µ&quot;;IF([.D97]&gt;=0.000000001; TEXT([.D97]*1000000000; &quot;0.0#&quot;)&amp;&quot; n&quot;; IF([.D97]&gt;=0.000000000001; TEXT([.D97]*1000000000000; &quot;0.0#&quot;)&amp;&quot; p&quot;;TEXT([.D97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98]+[.C98]" office:value-type="float" office:value="133" calcext:value-type="float">
            <text:p>133</text:p>
          </table:table-cell>
          <table:table-cell table:style-name="ce6" table:formula="of:=IF([.D98]&gt;=1000000; TEXT([.D98]/1000000; &quot;0.0#&quot;)&amp;&quot; M&quot;; IF([.D98]&gt;=1000; TEXT([.D98]/1000; &quot;0.0#&quot;)&amp;&quot; k&quot;;  IF([.D98]&gt;=1; TEXT([.D98]; &quot;0.0#&quot;);IF([.D98]&gt;=0.001; TEXT([.D98]*1000; &quot;0.0#&quot;)&amp;&quot; m&quot;; IF([.D98]&gt;=0.000001; TEXT([.D98]*1000000; &quot;0.0#&quot;)&amp;&quot; µ&quot;;IF([.D98]&gt;=0.000000001; TEXT([.D98]*1000000000; &quot;0.0#&quot;)&amp;&quot; n&quot;; IF([.D98]&gt;=0.000000000001; TEXT([.D98]*1000000000000; &quot;0.0#&quot;)&amp;&quot; p&quot;;TEXT([.D98]; &quot;0.0#&quot;))))))))" office:value-type="string" office:string-value="133.0" calcext:value-type="string">
            <text:p>1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B99]+[.C99]" office:value-type="float" office:value="150" calcext:value-type="float">
            <text:p>150</text:p>
          </table:table-cell>
          <table:table-cell table:style-name="ce6" table:formula="of:=IF([.D99]&gt;=1000000; TEXT([.D99]/1000000; &quot;0.0#&quot;)&amp;&quot; M&quot;; IF([.D99]&gt;=1000; TEXT([.D99]/1000; &quot;0.0#&quot;)&amp;&quot; k&quot;;  IF([.D99]&gt;=1; TEXT([.D99]; &quot;0.0#&quot;);IF([.D99]&gt;=0.001; TEXT([.D99]*1000; &quot;0.0#&quot;)&amp;&quot; m&quot;; IF([.D99]&gt;=0.000001; TEXT([.D99]*1000000; &quot;0.0#&quot;)&amp;&quot; µ&quot;;IF([.D99]&gt;=0.000000001; TEXT([.D99]*1000000000; &quot;0.0#&quot;)&amp;&quot; n&quot;; IF([.D99]&gt;=0.000000000001; TEXT([.D99]*1000000000000; &quot;0.0#&quot;)&amp;&quot; p&quot;;TEXT([.D99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B100]+[.C100]" office:value-type="float" office:value="162" calcext:value-type="float">
            <text:p>162</text:p>
          </table:table-cell>
          <table:table-cell table:style-name="ce6" table:formula="of:=IF([.D100]&gt;=1000000; TEXT([.D100]/1000000; &quot;0.0#&quot;)&amp;&quot; M&quot;; IF([.D100]&gt;=1000; TEXT([.D100]/1000; &quot;0.0#&quot;)&amp;&quot; k&quot;;  IF([.D100]&gt;=1; TEXT([.D100]; &quot;0.0#&quot;);IF([.D100]&gt;=0.001; TEXT([.D100]*1000; &quot;0.0#&quot;)&amp;&quot; m&quot;; IF([.D100]&gt;=0.000001; TEXT([.D100]*1000000; &quot;0.0#&quot;)&amp;&quot; µ&quot;;IF([.D100]&gt;=0.000000001; TEXT([.D100]*1000000000; &quot;0.0#&quot;)&amp;&quot; n&quot;; IF([.D100]&gt;=0.000000000001; TEXT([.D100]*1000000000000; &quot;0.0#&quot;)&amp;&quot; p&quot;;TEXT([.D100]; &quot;0.0#&quot;))))))))" office:value-type="string" office:string-value="162.0" calcext:value-type="string">
            <text:p>1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/>
          <table:table-cell table:formula="of:=[.B101]+[.C101]" office:value-type="float" office:value="3010" calcext:value-type="float">
            <text:p>3010</text:p>
          </table:table-cell>
          <table:table-cell table:style-name="ce6" table:formula="of:=IF([.D101]&gt;=1000000; TEXT([.D101]/1000000; &quot;0.0#&quot;)&amp;&quot; M&quot;; IF([.D101]&gt;=1000; TEXT([.D101]/1000; &quot;0.0#&quot;)&amp;&quot; k&quot;;  IF([.D101]&gt;=1; TEXT([.D101]; &quot;0.0#&quot;);IF([.D101]&gt;=0.001; TEXT([.D101]*1000; &quot;0.0#&quot;)&amp;&quot; m&quot;; IF([.D101]&gt;=0.000001; TEXT([.D101]*1000000; &quot;0.0#&quot;)&amp;&quot; µ&quot;;IF([.D101]&gt;=0.000000001; TEXT([.D101]*1000000000; &quot;0.0#&quot;)&amp;&quot; n&quot;; IF([.D101]&gt;=0.000000000001; TEXT([.D101]*1000000000000; &quot;0.0#&quot;)&amp;&quot; p&quot;;TEXT([.D101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" calcext:value-type="float">
            <text:p>3320</text:p>
          </table:table-cell>
          <table:table-cell/>
          <table:table-cell table:formula="of:=[.B102]+[.C102]" office:value-type="float" office:value="3320" calcext:value-type="float">
            <text:p>3320</text:p>
          </table:table-cell>
          <table:table-cell table:style-name="ce6" table:formula="of:=IF([.D102]&gt;=1000000; TEXT([.D102]/1000000; &quot;0.0#&quot;)&amp;&quot; M&quot;; IF([.D102]&gt;=1000; TEXT([.D102]/1000; &quot;0.0#&quot;)&amp;&quot; k&quot;;  IF([.D102]&gt;=1; TEXT([.D102]; &quot;0.0#&quot;);IF([.D102]&gt;=0.001; TEXT([.D102]*1000; &quot;0.0#&quot;)&amp;&quot; m&quot;; IF([.D102]&gt;=0.000001; TEXT([.D102]*1000000; &quot;0.0#&quot;)&amp;&quot; µ&quot;;IF([.D102]&gt;=0.000000001; TEXT([.D102]*1000000000; &quot;0.0#&quot;)&amp;&quot; n&quot;; IF([.D102]&gt;=0.000000000001; TEXT([.D102]*1000000000000; &quot;0.0#&quot;)&amp;&quot; p&quot;;TEXT([.D102]; &quot;0.0#&quot;))))))))" office:value-type="string" office:string-value="3.32 k" calcext:value-type="string">
            <text:p>3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B103]+[.C103]" office:value-type="float" office:value="3920" calcext:value-type="float">
            <text:p>3920</text:p>
          </table:table-cell>
          <table:table-cell table:style-name="ce6" table:formula="of:=IF([.D103]&gt;=1000000; TEXT([.D103]/1000000; &quot;0.0#&quot;)&amp;&quot; M&quot;; IF([.D103]&gt;=1000; TEXT([.D103]/1000; &quot;0.0#&quot;)&amp;&quot; k&quot;;  IF([.D103]&gt;=1; TEXT([.D103]; &quot;0.0#&quot;);IF([.D103]&gt;=0.001; TEXT([.D103]*1000; &quot;0.0#&quot;)&amp;&quot; m&quot;; IF([.D103]&gt;=0.000001; TEXT([.D103]*1000000; &quot;0.0#&quot;)&amp;&quot; µ&quot;;IF([.D103]&gt;=0.000000001; TEXT([.D103]*1000000000; &quot;0.0#&quot;)&amp;&quot; n&quot;; IF([.D103]&gt;=0.000000000001; TEXT([.D103]*1000000000000; &quot;0.0#&quot;)&amp;&quot; p&quot;;TEXT([.D103]; &quot;0.0#&quot;))))))))" office:value-type="string" office:string-value="3.92 k" calcext:value-type="string">
            <text:p>3.9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/>
          <table:table-cell table:formula="of:=[.B104]+[.C104]" office:value-type="float" office:value="4220" calcext:value-type="float">
            <text:p>4220</text:p>
          </table:table-cell>
          <table:table-cell table:style-name="ce6" table:formula="of:=IF([.D104]&gt;=1000000; TEXT([.D104]/1000000; &quot;0.0#&quot;)&amp;&quot; M&quot;; IF([.D104]&gt;=1000; TEXT([.D104]/1000; &quot;0.0#&quot;)&amp;&quot; k&quot;;  IF([.D104]&gt;=1; TEXT([.D104]; &quot;0.0#&quot;);IF([.D104]&gt;=0.001; TEXT([.D104]*1000; &quot;0.0#&quot;)&amp;&quot; m&quot;; IF([.D104]&gt;=0.000001; TEXT([.D104]*1000000; &quot;0.0#&quot;)&amp;&quot; µ&quot;;IF([.D104]&gt;=0.000000001; TEXT([.D104]*1000000000; &quot;0.0#&quot;)&amp;&quot; n&quot;; IF([.D104]&gt;=0.000000000001; TEXT([.D104]*1000000000000; &quot;0.0#&quot;)&amp;&quot; p&quot;;TEXT([.D104]; &quot;0.0#&quot;))))))))" office:value-type="string" office:string-value="4.22 k" calcext:value-type="string">
            <text:p>4.2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B105]+[.C105]" office:value-type="float" office:value="4750" calcext:value-type="float">
            <text:p>4750</text:p>
          </table:table-cell>
          <table:table-cell table:style-name="ce6" table:formula="of:=IF([.D105]&gt;=1000000; TEXT([.D105]/1000000; &quot;0.0#&quot;)&amp;&quot; M&quot;; IF([.D105]&gt;=1000; TEXT([.D105]/1000; &quot;0.0#&quot;)&amp;&quot; k&quot;;  IF([.D105]&gt;=1; TEXT([.D105]; &quot;0.0#&quot;);IF([.D105]&gt;=0.001; TEXT([.D105]*1000; &quot;0.0#&quot;)&amp;&quot; m&quot;; IF([.D105]&gt;=0.000001; TEXT([.D105]*1000000; &quot;0.0#&quot;)&amp;&quot; µ&quot;;IF([.D105]&gt;=0.000000001; TEXT([.D105]*1000000000; &quot;0.0#&quot;)&amp;&quot; n&quot;; IF([.D105]&gt;=0.000000000001; TEXT([.D105]*1000000000000; &quot;0.0#&quot;)&amp;&quot; p&quot;;TEXT([.D105]; &quot;0.0#&quot;))))))))" office:value-type="string" office:string-value="4.75 k" calcext:value-type="string">
            <text:p>4.7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/>
          <table:table-cell table:formula="of:=[.B106]+[.C106]" office:value-type="float" office:value="5110" calcext:value-type="float">
            <text:p>5110</text:p>
          </table:table-cell>
          <table:table-cell table:style-name="ce6" table:formula="of:=IF([.D106]&gt;=1000000; TEXT([.D106]/1000000; &quot;0.0#&quot;)&amp;&quot; M&quot;; IF([.D106]&gt;=1000; TEXT([.D106]/1000; &quot;0.0#&quot;)&amp;&quot; k&quot;;  IF([.D106]&gt;=1; TEXT([.D106]; &quot;0.0#&quot;);IF([.D106]&gt;=0.001; TEXT([.D106]*1000; &quot;0.0#&quot;)&amp;&quot; m&quot;; IF([.D106]&gt;=0.000001; TEXT([.D106]*1000000; &quot;0.0#&quot;)&amp;&quot; µ&quot;;IF([.D106]&gt;=0.000000001; TEXT([.D106]*1000000000; &quot;0.0#&quot;)&amp;&quot; n&quot;; IF([.D106]&gt;=0.000000000001; TEXT([.D106]*1000000000000; &quot;0.0#&quot;)&amp;&quot; p&quot;;TEXT([.D106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/>
          <table:table-cell table:formula="of:=[.B107]+[.C107]" office:value-type="float" office:value="110000" calcext:value-type="float">
            <text:p>110000</text:p>
          </table:table-cell>
          <table:table-cell table:style-name="ce6" table:formula="of:=IF([.D107]&gt;=1000000; TEXT([.D107]/1000000; &quot;0.0#&quot;)&amp;&quot; M&quot;; IF([.D107]&gt;=1000; TEXT([.D107]/1000; &quot;0.0#&quot;)&amp;&quot; k&quot;;  IF([.D107]&gt;=1; TEXT([.D107]; &quot;0.0#&quot;);IF([.D107]&gt;=0.001; TEXT([.D107]*1000; &quot;0.0#&quot;)&amp;&quot; m&quot;; IF([.D107]&gt;=0.000001; TEXT([.D107]*1000000; &quot;0.0#&quot;)&amp;&quot; µ&quot;;IF([.D107]&gt;=0.000000001; TEXT([.D107]*1000000000; &quot;0.0#&quot;)&amp;&quot; n&quot;; IF([.D107]&gt;=0.000000000001; TEXT([.D107]*1000000000000; &quot;0.0#&quot;)&amp;&quot; p&quot;;TEXT([.D107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/>
          <table:table-cell table:formula="of:=[.B108]+[.C108]" office:value-type="float" office:value="121000" calcext:value-type="float">
            <text:p>121000</text:p>
          </table:table-cell>
          <table:table-cell table:style-name="ce6" table:formula="of:=IF([.D108]&gt;=1000000; TEXT([.D108]/1000000; &quot;0.0#&quot;)&amp;&quot; M&quot;; IF([.D108]&gt;=1000; TEXT([.D108]/1000; &quot;0.0#&quot;)&amp;&quot; k&quot;;  IF([.D108]&gt;=1; TEXT([.D108]; &quot;0.0#&quot;);IF([.D108]&gt;=0.001; TEXT([.D108]*1000; &quot;0.0#&quot;)&amp;&quot; m&quot;; IF([.D108]&gt;=0.000001; TEXT([.D108]*1000000; &quot;0.0#&quot;)&amp;&quot; µ&quot;;IF([.D108]&gt;=0.000000001; TEXT([.D108]*1000000000; &quot;0.0#&quot;)&amp;&quot; n&quot;; IF([.D108]&gt;=0.000000000001; TEXT([.D108]*1000000000000; &quot;0.0#&quot;)&amp;&quot; p&quot;;TEXT([.D108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/>
          <table:table-cell table:formula="of:=[.B109]+[.C109]" office:value-type="float" office:value="130000" calcext:value-type="float">
            <text:p>130000</text:p>
          </table:table-cell>
          <table:table-cell table:style-name="ce6" table:formula="of:=IF([.D109]&gt;=1000000; TEXT([.D109]/1000000; &quot;0.0#&quot;)&amp;&quot; M&quot;; IF([.D109]&gt;=1000; TEXT([.D109]/1000; &quot;0.0#&quot;)&amp;&quot; k&quot;;  IF([.D109]&gt;=1; TEXT([.D109]; &quot;0.0#&quot;);IF([.D109]&gt;=0.001; TEXT([.D109]*1000; &quot;0.0#&quot;)&amp;&quot; m&quot;; IF([.D109]&gt;=0.000001; TEXT([.D109]*1000000; &quot;0.0#&quot;)&amp;&quot; µ&quot;;IF([.D109]&gt;=0.000000001; TEXT([.D109]*1000000000; &quot;0.0#&quot;)&amp;&quot; n&quot;; IF([.D109]&gt;=0.000000000001; TEXT([.D109]*1000000000000; &quot;0.0#&quot;)&amp;&quot; p&quot;;TEXT([.D109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/>
          <table:table-cell table:formula="of:=[.B110]+[.C110]" office:value-type="float" office:value="150000" calcext:value-type="float">
            <text:p>150000</text:p>
          </table:table-cell>
          <table:table-cell table:style-name="ce6" table:formula="of:=IF([.D110]&gt;=1000000; TEXT([.D110]/1000000; &quot;0.0#&quot;)&amp;&quot; M&quot;; IF([.D110]&gt;=1000; TEXT([.D110]/1000; &quot;0.0#&quot;)&amp;&quot; k&quot;;  IF([.D110]&gt;=1; TEXT([.D110]; &quot;0.0#&quot;);IF([.D110]&gt;=0.001; TEXT([.D110]*1000; &quot;0.0#&quot;)&amp;&quot; m&quot;; IF([.D110]&gt;=0.000001; TEXT([.D110]*1000000; &quot;0.0#&quot;)&amp;&quot; µ&quot;;IF([.D110]&gt;=0.000000001; TEXT([.D110]*1000000000; &quot;0.0#&quot;)&amp;&quot; n&quot;; IF([.D110]&gt;=0.000000000001; TEXT([.D110]*1000000000000; &quot;0.0#&quot;)&amp;&quot; p&quot;;TEXT([.D110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/>
          <table:table-cell table:formula="of:=[.B111]+[.C111]" office:value-type="float" office:value="162000" calcext:value-type="float">
            <text:p>162000</text:p>
          </table:table-cell>
          <table:table-cell table:style-name="ce6" table:formula="of:=IF([.D111]&gt;=1000000; TEXT([.D111]/1000000; &quot;0.0#&quot;)&amp;&quot; M&quot;; IF([.D111]&gt;=1000; TEXT([.D111]/1000; &quot;0.0#&quot;)&amp;&quot; k&quot;;  IF([.D111]&gt;=1; TEXT([.D111]; &quot;0.0#&quot;);IF([.D111]&gt;=0.001; TEXT([.D111]*1000; &quot;0.0#&quot;)&amp;&quot; m&quot;; IF([.D111]&gt;=0.000001; TEXT([.D111]*1000000; &quot;0.0#&quot;)&amp;&quot; µ&quot;;IF([.D111]&gt;=0.000000001; TEXT([.D111]*1000000000; &quot;0.0#&quot;)&amp;&quot; n&quot;; IF([.D111]&gt;=0.000000000001; TEXT([.D111]*1000000000000; &quot;0.0#&quot;)&amp;&quot; p&quot;;TEXT([.D111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00" calcext:value-type="float">
            <text:p>178000</text:p>
          </table:table-cell>
          <table:table-cell/>
          <table:table-cell table:formula="of:=[.B112]+[.C112]" office:value-type="float" office:value="178000" calcext:value-type="float">
            <text:p>178000</text:p>
          </table:table-cell>
          <table:table-cell table:style-name="ce6" table:formula="of:=IF([.D112]&gt;=1000000; TEXT([.D112]/1000000; &quot;0.0#&quot;)&amp;&quot; M&quot;; IF([.D112]&gt;=1000; TEXT([.D112]/1000; &quot;0.0#&quot;)&amp;&quot; k&quot;;  IF([.D112]&gt;=1; TEXT([.D112]; &quot;0.0#&quot;);IF([.D112]&gt;=0.001; TEXT([.D112]*1000; &quot;0.0#&quot;)&amp;&quot; m&quot;; IF([.D112]&gt;=0.000001; TEXT([.D112]*1000000; &quot;0.0#&quot;)&amp;&quot; µ&quot;;IF([.D112]&gt;=0.000000001; TEXT([.D112]*1000000000; &quot;0.0#&quot;)&amp;&quot; n&quot;; IF([.D112]&gt;=0.000000000001; TEXT([.D112]*1000000000000; &quot;0.0#&quot;)&amp;&quot; p&quot;;TEXT([.D112]; &quot;0.0#&quot;))))))))" office:value-type="string" office:string-value="178.0 k" calcext:value-type="string">
            <text:p>17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/>
          <table:table-cell table:formula="of:=[.B113]+[.C113]" office:value-type="string" office:string-value="" calcext:value-type="error">
            <text:p>#VALUE!</text:p>
          </table:table-cell>
          <table:table-cell table:style-name="ce6" table:formula="of:=IF([.D113]&gt;=1000000; TEXT([.D113]/1000000; &quot;0.0#&quot;)&amp;&quot; M&quot;; IF([.D113]&gt;=1000; TEXT([.D113]/1000; &quot;0.0#&quot;)&amp;&quot; k&quot;;  IF([.D113]&gt;=1; TEXT([.D113]; &quot;0.0#&quot;);IF([.D113]&gt;=0.001; TEXT([.D113]*1000; &quot;0.0#&quot;)&amp;&quot; m&quot;; IF([.D113]&gt;=0.000001; TEXT([.D113]*1000000; &quot;0.0#&quot;)&amp;&quot; µ&quot;;IF([.D113]&gt;=0.000000001; TEXT([.D113]*1000000000; &quot;0.0#&quot;)&amp;&quot; n&quot;; IF([.D113]&gt;=0.000000000001; TEXT([.D113]*1000000000000; &quot;0.0#&quot;)&amp;&quot; p&quot;;TEXT([.D113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B114]+[.C114]" office:value-type="float" office:value="174" calcext:value-type="float">
            <text:p>174</text:p>
          </table:table-cell>
          <table:table-cell table:style-name="ce6" table:formula="of:=IF([.D114]&gt;=1000000; TEXT([.D114]/1000000; &quot;0.0#&quot;)&amp;&quot; M&quot;; IF([.D114]&gt;=1000; TEXT([.D114]/1000; &quot;0.0#&quot;)&amp;&quot; k&quot;;  IF([.D114]&gt;=1; TEXT([.D114]; &quot;0.0#&quot;);IF([.D114]&gt;=0.001; TEXT([.D114]*1000; &quot;0.0#&quot;)&amp;&quot; m&quot;; IF([.D114]&gt;=0.000001; TEXT([.D114]*1000000; &quot;0.0#&quot;)&amp;&quot; µ&quot;;IF([.D114]&gt;=0.000000001; TEXT([.D114]*1000000000; &quot;0.0#&quot;)&amp;&quot; n&quot;; IF([.D114]&gt;=0.000000000001; TEXT([.D114]*1000000000000; &quot;0.0#&quot;)&amp;&quot; p&quot;;TEXT([.D114]; &quot;0.0#&quot;))))))))" office:value-type="string" office:string-value="174.0" calcext:value-type="string">
            <text:p>1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B115]+[.C115]" office:value-type="float" office:value="200" calcext:value-type="float">
            <text:p>200</text:p>
          </table:table-cell>
          <table:table-cell table:style-name="ce6" table:formula="of:=IF([.D115]&gt;=1000000; TEXT([.D115]/1000000; &quot;0.0#&quot;)&amp;&quot; M&quot;; IF([.D115]&gt;=1000; TEXT([.D115]/1000; &quot;0.0#&quot;)&amp;&quot; k&quot;;  IF([.D115]&gt;=1; TEXT([.D115]; &quot;0.0#&quot;);IF([.D115]&gt;=0.001; TEXT([.D115]*1000; &quot;0.0#&quot;)&amp;&quot; m&quot;; IF([.D115]&gt;=0.000001; TEXT([.D115]*1000000; &quot;0.0#&quot;)&amp;&quot; µ&quot;;IF([.D115]&gt;=0.000000001; TEXT([.D115]*1000000000; &quot;0.0#&quot;)&amp;&quot; n&quot;; IF([.D115]&gt;=0.000000000001; TEXT([.D115]*1000000000000; &quot;0.0#&quot;)&amp;&quot; p&quot;;TEXT([.D115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B116]+[.C116]" office:value-type="float" office:value="215" calcext:value-type="float">
            <text:p>215</text:p>
          </table:table-cell>
          <table:table-cell table:style-name="ce6" table:formula="of:=IF([.D116]&gt;=1000000; TEXT([.D116]/1000000; &quot;0.0#&quot;)&amp;&quot; M&quot;; IF([.D116]&gt;=1000; TEXT([.D116]/1000; &quot;0.0#&quot;)&amp;&quot; k&quot;;  IF([.D116]&gt;=1; TEXT([.D116]; &quot;0.0#&quot;);IF([.D116]&gt;=0.001; TEXT([.D116]*1000; &quot;0.0#&quot;)&amp;&quot; m&quot;; IF([.D116]&gt;=0.000001; TEXT([.D116]*1000000; &quot;0.0#&quot;)&amp;&quot; µ&quot;;IF([.D116]&gt;=0.000000001; TEXT([.D116]*1000000000; &quot;0.0#&quot;)&amp;&quot; n&quot;; IF([.D116]&gt;=0.000000000001; TEXT([.D116]*1000000000000; &quot;0.0#&quot;)&amp;&quot; p&quot;;TEXT([.D116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B117]+[.C117]" office:value-type="float" office:value="237" calcext:value-type="float">
            <text:p>237</text:p>
          </table:table-cell>
          <table:table-cell table:style-name="ce6" table:formula="of:=IF([.D117]&gt;=1000000; TEXT([.D117]/1000000; &quot;0.0#&quot;)&amp;&quot; M&quot;; IF([.D117]&gt;=1000; TEXT([.D117]/1000; &quot;0.0#&quot;)&amp;&quot; k&quot;;  IF([.D117]&gt;=1; TEXT([.D117]; &quot;0.0#&quot;);IF([.D117]&gt;=0.001; TEXT([.D117]*1000; &quot;0.0#&quot;)&amp;&quot; m&quot;; IF([.D117]&gt;=0.000001; TEXT([.D117]*1000000; &quot;0.0#&quot;)&amp;&quot; µ&quot;;IF([.D117]&gt;=0.000000001; TEXT([.D117]*1000000000; &quot;0.0#&quot;)&amp;&quot; n&quot;; IF([.D117]&gt;=0.000000000001; TEXT([.D117]*1000000000000; &quot;0.0#&quot;)&amp;&quot; p&quot;;TEXT([.D117]; &quot;0.0#&quot;))))))))" office:value-type="string" office:string-value="237.0" calcext:value-type="string">
            <text:p>23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B118]+[.C118]" office:value-type="float" office:value="261" calcext:value-type="float">
            <text:p>261</text:p>
          </table:table-cell>
          <table:table-cell table:style-name="ce6" table:formula="of:=IF([.D118]&gt;=1000000; TEXT([.D118]/1000000; &quot;0.0#&quot;)&amp;&quot; M&quot;; IF([.D118]&gt;=1000; TEXT([.D118]/1000; &quot;0.0#&quot;)&amp;&quot; k&quot;;  IF([.D118]&gt;=1; TEXT([.D118]; &quot;0.0#&quot;);IF([.D118]&gt;=0.001; TEXT([.D118]*1000; &quot;0.0#&quot;)&amp;&quot; m&quot;; IF([.D118]&gt;=0.000001; TEXT([.D118]*1000000; &quot;0.0#&quot;)&amp;&quot; µ&quot;;IF([.D118]&gt;=0.000000001; TEXT([.D118]*1000000000; &quot;0.0#&quot;)&amp;&quot; n&quot;; IF([.D118]&gt;=0.000000000001; TEXT([.D118]*1000000000000; &quot;0.0#&quot;)&amp;&quot; p&quot;;TEXT([.D118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B119]+[.C119]" office:value-type="float" office:value="287" calcext:value-type="float">
            <text:p>287</text:p>
          </table:table-cell>
          <table:table-cell table:style-name="ce6" table:formula="of:=IF([.D119]&gt;=1000000; TEXT([.D119]/1000000; &quot;0.0#&quot;)&amp;&quot; M&quot;; IF([.D119]&gt;=1000; TEXT([.D119]/1000; &quot;0.0#&quot;)&amp;&quot; k&quot;;  IF([.D119]&gt;=1; TEXT([.D119]; &quot;0.0#&quot;);IF([.D119]&gt;=0.001; TEXT([.D119]*1000; &quot;0.0#&quot;)&amp;&quot; m&quot;; IF([.D119]&gt;=0.000001; TEXT([.D119]*1000000; &quot;0.0#&quot;)&amp;&quot; µ&quot;;IF([.D119]&gt;=0.000000001; TEXT([.D119]*1000000000; &quot;0.0#&quot;)&amp;&quot; n&quot;; IF([.D119]&gt;=0.000000000001; TEXT([.D119]*1000000000000; &quot;0.0#&quot;)&amp;&quot; p&quot;;TEXT([.D119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" calcext:value-type="float">
            <text:p>5620</text:p>
          </table:table-cell>
          <table:table-cell/>
          <table:table-cell table:formula="of:=[.B120]+[.C120]" office:value-type="float" office:value="5620" calcext:value-type="float">
            <text:p>5620</text:p>
          </table:table-cell>
          <table:table-cell table:style-name="ce6" table:formula="of:=IF([.D120]&gt;=1000000; TEXT([.D120]/1000000; &quot;0.0#&quot;)&amp;&quot; M&quot;; IF([.D120]&gt;=1000; TEXT([.D120]/1000; &quot;0.0#&quot;)&amp;&quot; k&quot;;  IF([.D120]&gt;=1; TEXT([.D120]; &quot;0.0#&quot;);IF([.D120]&gt;=0.001; TEXT([.D120]*1000; &quot;0.0#&quot;)&amp;&quot; m&quot;; IF([.D120]&gt;=0.000001; TEXT([.D120]*1000000; &quot;0.0#&quot;)&amp;&quot; µ&quot;;IF([.D120]&gt;=0.000000001; TEXT([.D120]*1000000000; &quot;0.0#&quot;)&amp;&quot; n&quot;; IF([.D120]&gt;=0.000000000001; TEXT([.D120]*1000000000000; &quot;0.0#&quot;)&amp;&quot; p&quot;;TEXT([.D120]; &quot;0.0#&quot;))))))))" office:value-type="string" office:string-value="5.62 k" calcext:value-type="string">
            <text:p>5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" calcext:value-type="float">
            <text:p>6190</text:p>
          </table:table-cell>
          <table:table-cell/>
          <table:table-cell table:formula="of:=[.B121]+[.C121]" office:value-type="float" office:value="6190" calcext:value-type="float">
            <text:p>6190</text:p>
          </table:table-cell>
          <table:table-cell table:style-name="ce6" table:formula="of:=IF([.D121]&gt;=1000000; TEXT([.D121]/1000000; &quot;0.0#&quot;)&amp;&quot; M&quot;; IF([.D121]&gt;=1000; TEXT([.D121]/1000; &quot;0.0#&quot;)&amp;&quot; k&quot;;  IF([.D121]&gt;=1; TEXT([.D121]; &quot;0.0#&quot;);IF([.D121]&gt;=0.001; TEXT([.D121]*1000; &quot;0.0#&quot;)&amp;&quot; m&quot;; IF([.D121]&gt;=0.000001; TEXT([.D121]*1000000; &quot;0.0#&quot;)&amp;&quot; µ&quot;;IF([.D121]&gt;=0.000000001; TEXT([.D121]*1000000000; &quot;0.0#&quot;)&amp;&quot; n&quot;; IF([.D121]&gt;=0.000000000001; TEXT([.D121]*1000000000000; &quot;0.0#&quot;)&amp;&quot; p&quot;;TEXT([.D121]; &quot;0.0#&quot;))))))))" office:value-type="string" office:string-value="6.19 k" calcext:value-type="string">
            <text:p>6.1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" calcext:value-type="float">
            <text:p>6810</text:p>
          </table:table-cell>
          <table:table-cell/>
          <table:table-cell table:formula="of:=[.B122]+[.C122]" office:value-type="float" office:value="6810" calcext:value-type="float">
            <text:p>6810</text:p>
          </table:table-cell>
          <table:table-cell table:style-name="ce6" table:formula="of:=IF([.D122]&gt;=1000000; TEXT([.D122]/1000000; &quot;0.0#&quot;)&amp;&quot; M&quot;; IF([.D122]&gt;=1000; TEXT([.D122]/1000; &quot;0.0#&quot;)&amp;&quot; k&quot;;  IF([.D122]&gt;=1; TEXT([.D122]; &quot;0.0#&quot;);IF([.D122]&gt;=0.001; TEXT([.D122]*1000; &quot;0.0#&quot;)&amp;&quot; m&quot;; IF([.D122]&gt;=0.000001; TEXT([.D122]*1000000; &quot;0.0#&quot;)&amp;&quot; µ&quot;;IF([.D122]&gt;=0.000000001; TEXT([.D122]*1000000000; &quot;0.0#&quot;)&amp;&quot; n&quot;; IF([.D122]&gt;=0.000000000001; TEXT([.D122]*1000000000000; &quot;0.0#&quot;)&amp;&quot; p&quot;;TEXT([.D122]; &quot;0.0#&quot;))))))))" office:value-type="string" office:string-value="6.81 k" calcext:value-type="string">
            <text:p>6.8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/>
          <table:table-cell table:formula="of:=[.B123]+[.C123]" office:value-type="float" office:value="7500" calcext:value-type="float">
            <text:p>7500</text:p>
          </table:table-cell>
          <table:table-cell table:style-name="ce6" table:formula="of:=IF([.D123]&gt;=1000000; TEXT([.D123]/1000000; &quot;0.0#&quot;)&amp;&quot; M&quot;; IF([.D123]&gt;=1000; TEXT([.D123]/1000; &quot;0.0#&quot;)&amp;&quot; k&quot;;  IF([.D123]&gt;=1; TEXT([.D123]; &quot;0.0#&quot;);IF([.D123]&gt;=0.001; TEXT([.D123]*1000; &quot;0.0#&quot;)&amp;&quot; m&quot;; IF([.D123]&gt;=0.000001; TEXT([.D123]*1000000; &quot;0.0#&quot;)&amp;&quot; µ&quot;;IF([.D123]&gt;=0.000000001; TEXT([.D123]*1000000000; &quot;0.0#&quot;)&amp;&quot; n&quot;; IF([.D123]&gt;=0.000000000001; TEXT([.D123]*1000000000000; &quot;0.0#&quot;)&amp;&quot; p&quot;;TEXT([.D123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" calcext:value-type="float">
            <text:p>8250</text:p>
          </table:table-cell>
          <table:table-cell/>
          <table:table-cell table:formula="of:=[.B124]+[.C124]" office:value-type="float" office:value="8250" calcext:value-type="float">
            <text:p>8250</text:p>
          </table:table-cell>
          <table:table-cell table:style-name="ce6" table:formula="of:=IF([.D124]&gt;=1000000; TEXT([.D124]/1000000; &quot;0.0#&quot;)&amp;&quot; M&quot;; IF([.D124]&gt;=1000; TEXT([.D124]/1000; &quot;0.0#&quot;)&amp;&quot; k&quot;;  IF([.D124]&gt;=1; TEXT([.D124]; &quot;0.0#&quot;);IF([.D124]&gt;=0.001; TEXT([.D124]*1000; &quot;0.0#&quot;)&amp;&quot; m&quot;; IF([.D124]&gt;=0.000001; TEXT([.D124]*1000000; &quot;0.0#&quot;)&amp;&quot; µ&quot;;IF([.D124]&gt;=0.000000001; TEXT([.D124]*1000000000; &quot;0.0#&quot;)&amp;&quot; n&quot;; IF([.D124]&gt;=0.000000000001; TEXT([.D124]*1000000000000; &quot;0.0#&quot;)&amp;&quot; p&quot;;TEXT([.D124]; &quot;0.0#&quot;))))))))" office:value-type="string" office:string-value="8.25 k" calcext:value-type="string">
            <text:p>8.2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" calcext:value-type="float">
            <text:p>9090</text:p>
          </table:table-cell>
          <table:table-cell/>
          <table:table-cell table:formula="of:=[.B125]+[.C125]" office:value-type="float" office:value="9090" calcext:value-type="float">
            <text:p>9090</text:p>
          </table:table-cell>
          <table:table-cell table:style-name="ce6" table:formula="of:=IF([.D125]&gt;=1000000; TEXT([.D125]/1000000; &quot;0.0#&quot;)&amp;&quot; M&quot;; IF([.D125]&gt;=1000; TEXT([.D125]/1000; &quot;0.0#&quot;)&amp;&quot; k&quot;;  IF([.D125]&gt;=1; TEXT([.D125]; &quot;0.0#&quot;);IF([.D125]&gt;=0.001; TEXT([.D125]*1000; &quot;0.0#&quot;)&amp;&quot; m&quot;; IF([.D125]&gt;=0.000001; TEXT([.D125]*1000000; &quot;0.0#&quot;)&amp;&quot; µ&quot;;IF([.D125]&gt;=0.000000001; TEXT([.D125]*1000000000; &quot;0.0#&quot;)&amp;&quot; n&quot;; IF([.D125]&gt;=0.000000000001; TEXT([.D125]*1000000000000; &quot;0.0#&quot;)&amp;&quot; p&quot;;TEXT([.D125]; &quot;0.0#&quot;))))))))" office:value-type="string" office:string-value="9.09 k" calcext:value-type="string">
            <text:p>9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[.B126]+[.C126]" office:value-type="float" office:value="200000" calcext:value-type="float">
            <text:p>200000</text:p>
          </table:table-cell>
          <table:table-cell table:style-name="ce6" table:formula="of:=IF([.D126]&gt;=1000000; TEXT([.D126]/1000000; &quot;0.0#&quot;)&amp;&quot; M&quot;; IF([.D126]&gt;=1000; TEXT([.D126]/1000; &quot;0.0#&quot;)&amp;&quot; k&quot;;  IF([.D126]&gt;=1; TEXT([.D126]; &quot;0.0#&quot;);IF([.D126]&gt;=0.001; TEXT([.D126]*1000; &quot;0.0#&quot;)&amp;&quot; m&quot;; IF([.D126]&gt;=0.000001; TEXT([.D126]*1000000; &quot;0.0#&quot;)&amp;&quot; µ&quot;;IF([.D126]&gt;=0.000000001; TEXT([.D126]*1000000000; &quot;0.0#&quot;)&amp;&quot; n&quot;; IF([.D126]&gt;=0.000000000001; TEXT([.D126]*1000000000000; &quot;0.0#&quot;)&amp;&quot; p&quot;;TEXT([.D126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/>
          <table:table-cell table:formula="of:=[.B127]+[.C127]" office:value-type="float" office:value="221000" calcext:value-type="float">
            <text:p>221000</text:p>
          </table:table-cell>
          <table:table-cell table:style-name="ce6" table:formula="of:=IF([.D127]&gt;=1000000; TEXT([.D127]/1000000; &quot;0.0#&quot;)&amp;&quot; M&quot;; IF([.D127]&gt;=1000; TEXT([.D127]/1000; &quot;0.0#&quot;)&amp;&quot; k&quot;;  IF([.D127]&gt;=1; TEXT([.D127]; &quot;0.0#&quot;);IF([.D127]&gt;=0.001; TEXT([.D127]*1000; &quot;0.0#&quot;)&amp;&quot; m&quot;; IF([.D127]&gt;=0.000001; TEXT([.D127]*1000000; &quot;0.0#&quot;)&amp;&quot; µ&quot;;IF([.D127]&gt;=0.000000001; TEXT([.D127]*1000000000; &quot;0.0#&quot;)&amp;&quot; n&quot;; IF([.D127]&gt;=0.000000000001; TEXT([.D127]*1000000000000; &quot;0.0#&quot;)&amp;&quot; p&quot;;TEXT([.D127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0" calcext:value-type="float">
            <text:p>237000</text:p>
          </table:table-cell>
          <table:table-cell/>
          <table:table-cell table:formula="of:=[.B128]+[.C128]" office:value-type="float" office:value="237000" calcext:value-type="float">
            <text:p>237000</text:p>
          </table:table-cell>
          <table:table-cell table:style-name="ce6" table:formula="of:=IF([.D128]&gt;=1000000; TEXT([.D128]/1000000; &quot;0.0#&quot;)&amp;&quot; M&quot;; IF([.D128]&gt;=1000; TEXT([.D128]/1000; &quot;0.0#&quot;)&amp;&quot; k&quot;;  IF([.D128]&gt;=1; TEXT([.D128]; &quot;0.0#&quot;);IF([.D128]&gt;=0.001; TEXT([.D128]*1000; &quot;0.0#&quot;)&amp;&quot; m&quot;; IF([.D128]&gt;=0.000001; TEXT([.D128]*1000000; &quot;0.0#&quot;)&amp;&quot; µ&quot;;IF([.D128]&gt;=0.000000001; TEXT([.D128]*1000000000; &quot;0.0#&quot;)&amp;&quot; n&quot;; IF([.D128]&gt;=0.000000000001; TEXT([.D128]*1000000000000; &quot;0.0#&quot;)&amp;&quot; p&quot;;TEXT([.D128]; &quot;0.0#&quot;))))))))" office:value-type="string" office:string-value="237.0 k" calcext:value-type="string">
            <text:p>2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0" calcext:value-type="float">
            <text:p>255000</text:p>
          </table:table-cell>
          <table:table-cell/>
          <table:table-cell table:formula="of:=[.B129]+[.C129]" office:value-type="float" office:value="255000" calcext:value-type="float">
            <text:p>255000</text:p>
          </table:table-cell>
          <table:table-cell table:style-name="ce6" table:formula="of:=IF([.D129]&gt;=1000000; TEXT([.D129]/1000000; &quot;0.0#&quot;)&amp;&quot; M&quot;; IF([.D129]&gt;=1000; TEXT([.D129]/1000; &quot;0.0#&quot;)&amp;&quot; k&quot;;  IF([.D129]&gt;=1; TEXT([.D129]; &quot;0.0#&quot;);IF([.D129]&gt;=0.001; TEXT([.D129]*1000; &quot;0.0#&quot;)&amp;&quot; m&quot;; IF([.D129]&gt;=0.000001; TEXT([.D129]*1000000; &quot;0.0#&quot;)&amp;&quot; µ&quot;;IF([.D129]&gt;=0.000000001; TEXT([.D129]*1000000000; &quot;0.0#&quot;)&amp;&quot; n&quot;; IF([.D129]&gt;=0.000000000001; TEXT([.D129]*1000000000000; &quot;0.0#&quot;)&amp;&quot; p&quot;;TEXT([.D129]; &quot;0.0#&quot;))))))))" office:value-type="string" office:string-value="255.0 k" calcext:value-type="string">
            <text:p>25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/>
          <table:table-cell table:formula="of:=[.B130]+[.C130]" office:value-type="float" office:value="274000" calcext:value-type="float">
            <text:p>274000</text:p>
          </table:table-cell>
          <table:table-cell table:style-name="ce6" table:formula="of:=IF([.D130]&gt;=1000000; TEXT([.D130]/1000000; &quot;0.0#&quot;)&amp;&quot; M&quot;; IF([.D130]&gt;=1000; TEXT([.D130]/1000; &quot;0.0#&quot;)&amp;&quot; k&quot;;  IF([.D130]&gt;=1; TEXT([.D130]; &quot;0.0#&quot;);IF([.D130]&gt;=0.001; TEXT([.D130]*1000; &quot;0.0#&quot;)&amp;&quot; m&quot;; IF([.D130]&gt;=0.000001; TEXT([.D130]*1000000; &quot;0.0#&quot;)&amp;&quot; µ&quot;;IF([.D130]&gt;=0.000000001; TEXT([.D130]*1000000000; &quot;0.0#&quot;)&amp;&quot; n&quot;; IF([.D130]&gt;=0.000000000001; TEXT([.D130]*1000000000000; &quot;0.0#&quot;)&amp;&quot; p&quot;;TEXT([.D130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/>
          <table:table-cell table:formula="of:=[.B131]+[.C131]" office:value-type="float" office:value="301000" calcext:value-type="float">
            <text:p>301000</text:p>
          </table:table-cell>
          <table:table-cell table:style-name="ce6" table:formula="of:=IF([.D131]&gt;=1000000; TEXT([.D131]/1000000; &quot;0.0#&quot;)&amp;&quot; M&quot;; IF([.D131]&gt;=1000; TEXT([.D131]/1000; &quot;0.0#&quot;)&amp;&quot; k&quot;;  IF([.D131]&gt;=1; TEXT([.D131]; &quot;0.0#&quot;);IF([.D131]&gt;=0.001; TEXT([.D131]*1000; &quot;0.0#&quot;)&amp;&quot; m&quot;; IF([.D131]&gt;=0.000001; TEXT([.D131]*1000000; &quot;0.0#&quot;)&amp;&quot; µ&quot;;IF([.D131]&gt;=0.000000001; TEXT([.D131]*1000000000; &quot;0.0#&quot;)&amp;&quot; n&quot;; IF([.D131]&gt;=0.000000000001; TEXT([.D131]*1000000000000; &quot;0.0#&quot;)&amp;&quot; p&quot;;TEXT([.D131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/>
          <table:table-cell table:formula="of:=[.B132]+[.C132]" office:value-type="string" office:string-value="" calcext:value-type="error">
            <text:p>#VALUE!</text:p>
          </table:table-cell>
          <table:table-cell table:style-name="ce6" table:formula="of:=IF([.D132]&gt;=1000000; TEXT([.D132]/1000000; &quot;0.0#&quot;)&amp;&quot; M&quot;; IF([.D132]&gt;=1000; TEXT([.D132]/1000; &quot;0.0#&quot;)&amp;&quot; k&quot;;  IF([.D132]&gt;=1; TEXT([.D132]; &quot;0.0#&quot;);IF([.D132]&gt;=0.001; TEXT([.D132]*1000; &quot;0.0#&quot;)&amp;&quot; m&quot;; IF([.D132]&gt;=0.000001; TEXT([.D132]*1000000; &quot;0.0#&quot;)&amp;&quot; µ&quot;;IF([.D132]&gt;=0.000000001; TEXT([.D132]*1000000000; &quot;0.0#&quot;)&amp;&quot; n&quot;; IF([.D132]&gt;=0.000000000001; TEXT([.D132]*1000000000000; &quot;0.0#&quot;)&amp;&quot; p&quot;;TEXT([.D132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2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5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3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/>
          <table:table-cell table:style-name="ce13"/>
          <table:table-cell table:number-columns-repeated="16368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/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7:14:50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8:53:12</meta:creation-date>
    <dc:language>en-US</dc:language>
    <dc:date>2026-01-25T17:16:58.974000000</dc:date>
    <meta:editing-cycles>28</meta:editing-cycles>
    <meta:editing-duration>P2DT12H39M3S</meta:editing-duration>
    <meta:generator>LibreOffice/24.2.5.2$Windows_X86_64 LibreOffice_project/bffef4ea93e59bebbeaf7f431bb02b1a39ee8a59</meta:generator>
    <meta:document-statistic meta:table-count="1" meta:cell-count="1587" meta:object-count="0"/>
    <meta:user-defined meta:name="AppVersion">15.0000</meta:user-defined>
  </office:meta>
</office:document-meta>
</file>